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46586B86A79D9AED8E2.png" manifest:media-type="image/png"/>
  <manifest:file-entry manifest:full-path="Pictures/10000000000007D0000004658BB884B0E78A5F58.png" manifest:media-type="image/png"/>
  <manifest:file-entry manifest:full-path="Pictures/10000000000007D00000046530229A191267E689.png" manifest:media-type="image/png"/>
  <manifest:file-entry manifest:full-path="Pictures/10000000000007D0000004656E44C37B38C9CBF4.png" manifest:media-type="image/png"/>
  <manifest:file-entry manifest:full-path="Pictures/100002010000113B000009B1A8313824C98A789B.png" manifest:media-type="image/png"/>
  <manifest:file-entry manifest:full-path="Pictures/10000000000007D00000046566006606CB2C2A3E.png" manifest:media-type="image/png"/>
  <manifest:file-entry manifest:full-path="Pictures/10000000000007D000000465927A9559FFD1E9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Times-Roman1" svg:font-family="Times-Roman" style:font-family-generic="roman"/>
    <style:font-face style:name="Interstate-Light1" svg:font-family="Interstate-Light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WenQuanYi Zen Hei1" svg:font-family="'WenQuanYi Zen Hei'" style:font-family-generic="swiss" style:font-pitch="variable"/>
    <style:font-face style:name="Arial Unicode MS" svg:font-family="'Arial Unicode M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Tahoma5" svg:font-family="Tahoma" style:font-family-generic="system" style:font-pitch="variable"/>
    <style:font-face style:name="Tahoma4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4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49cm" fo:min-width="7.9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</style:style>
    <style:style style:name="gr5" style:family="graphic" style:parent-style-name="standard">
      <style:graphic-properties draw:textarea-horizontal-align="justify" draw:textarea-vertical-align="middle" draw:auto-grow-height="false" fo:min-height="4.907cm" fo:min-width="15.655cm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fo:min-height="2.846cm" fo:min-width="7.142cm"/>
    </style:style>
    <style:style style:name="gr7" style:family="graphic" style:parent-style-name="objectwithoutfill">
      <style:graphic-properties svg:stroke-width="0.212cm" draw:marker-start-width="0.518cm" draw:marker-end-width="0.518cm" svg:stroke-linecap="butt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fill-color="#99ccff" draw:textarea-horizontal-align="justify" draw:textarea-vertical-align="middle" draw:auto-grow-height="false" fo:min-height="7.279cm" fo:min-width="55.032cm"/>
    </style:style>
    <style:style style:name="gr10" style:family="graphic" style:parent-style-name="standard">
      <style:graphic-properties svg:stroke-width="0.053cm" draw:marker-start-width="0.279cm" draw:marker-end-width="0.279cm" draw:fill="solid" draw:fill-color="#ffff99" draw:textarea-horizontal-align="justify" draw:textarea-vertical-align="middle" draw:auto-grow-height="false" fo:min-height="4.209cm" fo:min-width="2.267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draw:marker-start-width="0.279cm" draw:marker-end-width="0.279cm" draw:fill="solid" draw:fill-color="#ffff99" draw:textarea-horizontal-align="justify" draw:textarea-vertical-align="middle" draw:auto-grow-height="false" fo:min-height="4.261cm" fo:min-width="2.319cm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212cm" draw:marker-start-width="0.518cm" draw:marker-end="Arrow" draw:marker-end-width="0.618cm" draw:fill="none" draw:textarea-vertical-align="top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212cm" draw:marker-start="Arrow" draw:marker-start-width="0.518cm" draw:marker-end="" draw:marker-end-width="0.618cm" draw:fill="none" draw:textarea-vertical-align="top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5" style:family="graphic" style:parent-style-name="standard">
      <style:graphic-properties draw:textarea-horizontal-align="justify" draw:textarea-vertical-align="top" draw:auto-grow-height="false" fo:min-height="5.123cm" fo:min-width="15.291cm"/>
    </style:style>
    <style:style style:name="gr1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7" style:family="graphic" style:parent-style-name="standard">
      <style:graphic-properties draw:fill-color="#e6e6ff" draw:textarea-horizontal-align="justify" draw:textarea-vertical-align="middle" draw:auto-grow-height="false" fo:min-height="2.437cm" fo:min-width="36.031cm"/>
    </style:style>
    <style:style style:name="gr18" style:family="graphic" style:parent-style-name="standard">
      <style:graphic-properties draw:textarea-horizontal-align="justify" draw:textarea-vertical-align="middle" draw:auto-grow-height="false" fo:min-height="1.443cm" fo:min-width="1.58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fill="none" draw:textarea-horizontal-align="justify" draw:textarea-vertical-align="top" draw:auto-grow-height="false" fo:min-height="7.164cm" fo:min-width="6.913cm"/>
    </style:style>
    <style:style style:name="gr2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368cm"/>
    </style:style>
    <style:style style:name="pr1" style:family="presentation" style:parent-style-name="RH_5f_Summit_5f_Preso_5f_Template_5f_16x9-notes">
      <style:graphic-properties draw:fill-color="#ffffff" draw:auto-grow-height="true" fo:min-height="12.572cm"/>
    </style:style>
    <style:style style:name="pr2" style:family="presentation" style:parent-style-name="RH_5f_Summit_5f_Preso_5f_Template_5f_16x94-title">
      <style:graphic-properties fo:min-height="6.361cm"/>
    </style:style>
    <style:style style:name="pr3" style:family="presentation" style:parent-style-name="RH_5f_Summit_5f_Preso_5f_Template_5f_16x94-outline1">
      <style:graphic-properties fo:min-height="22.098cm"/>
    </style:style>
    <style:style style:name="pr4" style:family="presentation" style:parent-style-name="RH_5f_Summit_5f_Preso_5f_Template_5f_16x94-notes">
      <style:graphic-properties draw:fill-color="#ffffff" fo:min-height="12.572cm"/>
    </style:style>
    <style:style style:name="pr5" style:family="presentation" style:parent-style-name="RH_5f_Summit_5f_Preso_5f_Template_5f_16x91-notes">
      <style:graphic-properties draw:fill-color="#ffffff" draw:auto-grow-height="true" fo:min-height="12.572cm"/>
    </style:style>
    <style:style style:name="pr6" style:family="presentation" style:parent-style-name="RH_5f_Summit_5f_Preso_5f_Template_5f_16x94-title">
      <style:graphic-properties draw:auto-grow-height="true" fo:min-height="6.361cm"/>
    </style:style>
    <style:style style:name="pr7" style:family="presentation" style:parent-style-name="RH_5f_Summit_5f_Preso_5f_Template_5f_16x94-outline1">
      <style:graphic-properties draw:auto-grow-height="true" fo:min-height="22.098cm"/>
    </style:style>
    <style:style style:name="pr8" style:family="presentation" style:parent-style-name="RH_5f_Summit_5f_Preso_5f_Template_5f_16x94-notes">
      <style:graphic-properties draw:fill-color="#ffffff" draw:auto-grow-height="true" fo:min-height="12.572cm"/>
    </style:style>
    <style:style style:name="pr9" style:family="presentation" style:parent-style-name="RH_5f_Summit_5f_Preso_5f_Template_5f_16x94-subtitle">
      <style:graphic-properties draw:fill-color="#ffffff" draw:auto-grow-height="true" fo:min-height="29.489cm"/>
    </style:style>
    <style:style style:name="pr10" style:family="presentation" style:parent-style-name="RH_5f_Summit_5f_Preso_5f_Template_5f_16x94-subtitle">
      <style:graphic-properties draw:fill-color="#ffffff" fo:min-height="29.489cm"/>
    </style:style>
    <style:style style:name="pr11" style:family="presentation" style:parent-style-name="RH_5f_Summit_5f_Preso_5f_Template_5f_16x94-outline1">
      <style:graphic-properties fo:min-height="12.696cm"/>
    </style:style>
    <style:style style:name="pr12" style:family="presentation" style:parent-style-name="RH_5f_Summit_5f_Preso_5f_Template_5f_16x94-outline1">
      <style:graphic-properties fo:min-height="13.028cm"/>
    </style:style>
    <style:style style:name="pr13" style:family="presentation" style:parent-style-name="RH_5f_Summit_5f_Preso_5f_Template_5f_16x94-outline1">
      <style:graphic-properties fo:min-height="11.539cm"/>
    </style:style>
    <style:style style:name="pr14" style:family="presentation" style:parent-style-name="RH_5f_Summit_5f_Preso_5f_Template_5f_16x95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line-height="100%" fo:text-align="end" fo:text-indent="0cm"/>
    </style:style>
    <style:style style:name="P2" style:family="paragraph">
      <loext:graphic-properties draw:fill="none" draw:fill-color="#ffffff"/>
      <style:paragraph-properties fo:margin-left="0cm" fo:margin-right="0cm" fo:line-height="100%" fo:text-align="end" fo:text-indent="0cm"/>
      <style:text-properties fo:font-size="60pt" style:font-size-asian="60pt" style:font-size-complex="60pt"/>
    </style:style>
    <style:style style:name="P3" style:family="paragraph">
      <loext:graphic-properties draw:fill="none" draw:fill-color="#ffffff"/>
      <style:paragraph-properties fo:margin-left="0cm" fo:margin-right="0cm" fo:line-height="150%" fo:text-align="start" fo:text-indent="0cm"/>
      <style:text-properties fo:color="#ffffff" style:font-name="Liberation Sans1" fo:font-size="44pt" style:font-name-asian="Liberation Sans1" style:font-size-asian="44pt" style:font-name-complex="Liberation Sans1" style:font-size-complex="4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54pt" style:font-size-asian="54pt" style:font-size-complex="54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333333" style:font-name="Liberation Sans1" fo:font-size="60pt" fo:font-weight="bold" style:font-size-asian="60pt" style:font-weight-asian="bold" style:font-size-complex="60pt" style:font-weight-complex="bold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paragraph-properties fo:text-align="center"/>
      <style:text-properties fo:color="#4c4c4c" style:font-name="Liberation Sans1" fo:font-size="60pt" fo:font-weight="bold" style:font-size-asian="60pt" style:font-weight-asian="bold" style:font-size-complex="60pt" style:font-weight-complex="bold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loext:graphic-properties draw:fill-color="#ffffff"/>
      <style:text-properties fo:font-size="48pt" style:font-size-asian="48pt" style:font-size-complex="48pt"/>
    </style:style>
    <style:style style:name="P12" style:family="paragraph">
      <style:paragraph-properties fo:text-align="center"/>
      <style:text-properties fo:font-size="48pt" style:font-size-asian="48pt" style:font-size-complex="48pt"/>
    </style:style>
    <style:style style:name="P13" style:family="paragraph">
      <loext:graphic-properties draw:fill-color="#ffcc99"/>
      <style:paragraph-properties fo:text-align="center"/>
      <style:text-properties fo:font-size="48pt" style:font-size-asian="48pt" style:font-size-complex="4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99ccff"/>
      <style:paragraph-properties fo:text-align="center"/>
      <style:text-properties fo:font-size="48pt" style:font-size-asian="48pt" style:font-size-complex="48pt"/>
    </style:style>
    <style:style style:name="P16" style:family="paragraph">
      <loext:graphic-properties draw:fill="solid" draw:fill-color="#ffff99"/>
      <style:paragraph-properties fo:text-align="center"/>
    </style:style>
    <style:style style:name="P17" style:family="paragraph">
      <style:paragraph-properties fo:text-align="center"/>
      <style:text-properties fo:font-size="18pt"/>
    </style:style>
    <style:style style:name="P18" style:family="paragraph">
      <loext:graphic-properties draw:fill="none"/>
      <style:paragraph-properties fo:text-align="center"/>
      <style:text-properties fo:font-size="18pt"/>
    </style:style>
    <style:style style:name="P19" style:family="paragraph">
      <loext:graphic-properties draw:fill-color="#ffffff"/>
      <style:text-properties fo:font-size="54pt" style:font-size-asian="54pt" style:font-size-complex="54pt"/>
    </style:style>
    <style:style style:name="P20" style:family="paragraph">
      <style:paragraph-properties fo:text-align="start"/>
      <style:text-properties fo:font-size="32pt" style:font-size-asian="32pt" style:font-size-complex="32pt"/>
    </style:style>
    <style:style style:name="P21" style:family="paragraph">
      <style:paragraph-properties fo:text-align="center"/>
      <style:text-properties fo:font-size="32pt" style:font-size-asian="32pt" style:font-size-complex="32pt"/>
    </style:style>
    <style:style style:name="P22" style:family="paragraph">
      <loext:graphic-properties draw:fill-color="#e6e6ff"/>
      <style:paragraph-properties fo:text-align="center"/>
      <style:text-properties fo:font-size="32pt" style:font-size-asian="32pt" style:font-size-complex="32pt"/>
    </style:style>
    <style:style style:name="P23" style:family="paragraph">
      <style:paragraph-properties fo:text-align="start"/>
    </style:style>
    <style:style style:name="P24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25" style:family="paragraph">
      <style:paragraph-properties fo:text-align="end"/>
    </style:style>
    <style:style style:name="P26" style:family="paragraph">
      <loext:graphic-properties draw:fill="none"/>
      <style:paragraph-properties fo:text-align="end"/>
      <style:text-properties fo:font-size="32pt" style:font-size-asian="32pt" style:font-size-complex="32pt"/>
    </style:style>
    <style:style style:name="P27" style:family="paragraph">
      <style:paragraph-properties fo:text-align="center"/>
      <style:text-properties fo:font-size="60pt"/>
    </style:style>
    <style:style style:name="T1" style:family="text">
      <style:text-properties fo:color="#ffffff" style:font-name="Liberation Sans1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style:font-name="Liberation Sans1" fo:font-size="44pt" fo:font-weight="normal" style:font-name-asian="Liberation Sans1" style:font-size-asian="44pt" style:font-weight-asian="normal" style:font-name-complex="Liberation Sans1" style:font-size-complex="44pt" style:font-weight-complex="normal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color="#333333" style:font-name="Liberation Sans1" fo:font-size="60pt" fo:font-weight="bold" style:font-size-asian="60pt" style:font-weight-asian="bold" style:font-size-complex="60pt" style:font-weight-complex="bold"/>
    </style:style>
    <style:style style:name="T5" style:family="text">
      <style:text-properties fo:color="#4c4c4c" style:font-name="Liberation Sans1" fo:font-size="60pt" fo:font-weight="bold" style:font-size-asian="60pt" style:font-weight-asian="bold" style:font-size-complex="60pt" style:font-weight-complex="bold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H_5f_Summit_5f_Preso_5f_Template_5f_16x9" presentation:presentation-page-layout-name="AL1T1">
        <office:forms form:automatic-focus="false" form:apply-design-mode="false"/>
        <draw:frame draw:style-name="gr1" draw:text-style-name="P2" draw:layer="layout" svg:width="34.606cm" svg:height="5.334cm" svg:x="4.764cm" svg:y="14.261cm">
          <draw:text-box>
            <text:p text:style-name="P1"><text:span text:style-name="T1">Elastic scale for messaging using Red Hat JBoss A-MQ 7</text:span></text:p>
          </draw:text-box>
        </draw:frame>
        <draw:frame draw:style-name="gr2" draw:text-style-name="P3" draw:layer="layout" svg:width="39.214cm" svg:height="7.099cm" svg:x="4.982cm" svg:y="20.32cm">
          <draw:text-box>
            <text:p><text:span text:style-name="T2">David Ingham and Ted Ross</text:span></text:p>
            <text:p><text:span text:style-name="T2">Title</text:span></text:p>
            <text:p><text:span text:style-name="T2">Date</text:span></text:p>
          </draw:text-box>
        </draw:frame>
        <presentation:notes draw:style-name="dp2">
          <draw:page-thumbnail draw:style-name="gr3" draw:layer="layout" svg:width="18.627cm" svg:height="10.476cm" svg:x="1.4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H_5f_Summit_5f_Preso_5f_Template_5f_16x94" presentation:presentation-page-layout-name="AL1T1">
        <office:forms form:automatic-focus="false" form:apply-design-mode="false"/>
        <draw:frame presentation:style-name="pr2" draw:layer="layout" svg:width="60.966cm" svg:height="6.361cm" svg:x="3.387cm" svg:y="1.52cm" presentation:class="title">
          <draw:text-box>
            <text:p>Presentation Outline</text:p>
          </draw:text-box>
        </draw:frame>
        <draw:frame presentation:style-name="pr3" draw:text-style-name="P5" draw:layer="layout" svg:width="60.966cm" svg:height="22.098cm" svg:x="3.387cm" svg:y="8.915cm" presentation:class="outline">
          <draw:text-box>
            <text:list text:style-name="L3">
              <text:list-item>
                <text:p text:style-name="P5"><text:span text:style-name="T3">Recap of A-MQ 7</text:span></text:p>
              </text:list-item>
              <text:list-item>
                <text:p text:style-name="P5"><text:span text:style-name="T3">Introduction of A-MQ Interconnect</text:span></text:p>
              </text:list-item>
              <text:list-item>
                <text:p text:style-name="P5"><text:span text:style-name="T3">Description of the Demonstration</text:span></text:p>
              </text:list-item>
              <text:list-item>
                <text:p text:style-name="P5"><text:span text:style-name="T3">Demonstration of A-MQ Interconnec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H_5f_Summit_5f_Preso_5f_Template_5f_16x91" presentation:presentation-page-layout-name="AL1T1">
        <office:forms form:automatic-focus="false" form:apply-design-mode="false"/>
        <draw:frame draw:style-name="gr4" draw:text-style-name="P7" draw:layer="layout" svg:width="55.372cm" svg:height="2.618cm" svg:x="6.185cm" svg:y="16.741cm">
          <draw:text-box>
            <text:p text:style-name="P6"><text:span text:style-name="T4">Red Hat Jboss A-MQ 7</text:span></text:p>
          </draw:text-box>
        </draw:frame>
        <presentation:notes draw:style-name="dp2">
          <draw:page-thumbnail draw:style-name="gr3" draw:layer="layout" svg:width="18.627cm" svg:height="10.476cm" svg:x="1.4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H_5f_Summit_5f_Preso_5f_Template_5f_16x94" presentation:presentation-page-layout-name="AL1T1">
        <office:forms form:automatic-focus="false" form:apply-design-mode="false"/>
        <draw:frame presentation:style-name="pr6" draw:layer="layout" svg:width="60.966cm" svg:height="6.361cm" svg:x="3.387cm" svg:y="1.52cm" presentation:class="title">
          <draw:text-box>
            <text:p>A-MQ Topics</text:p>
          </draw:text-box>
        </draw:frame>
        <draw:frame presentation:style-name="pr7" draw:layer="layout" svg:width="60.966cm" svg:height="22.098cm" svg:x="3.387cm" svg:y="8.915cm" presentation:class="outline">
          <draw:text-box>
            <text:list text:style-name="L3">
              <text:list-item>
                <text:p>Protocols</text:p>
              </text:list-item>
              <text:list-item>
                <text:p>Artemis Broker</text:p>
              </text:list-item>
              <text:list-item>
                <text:p>Client Sui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4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H_5f_Summit_5f_Preso_5f_Template_5f_16x91" presentation:presentation-page-layout-name="AL1T1">
        <office:forms form:automatic-focus="false" form:apply-design-mode="false"/>
        <draw:frame draw:style-name="gr4" draw:text-style-name="P9" draw:layer="layout" svg:width="55.372cm" svg:height="2.618cm" svg:x="6.185cm" svg:y="16.741cm">
          <draw:text-box>
            <text:p text:style-name="P6"><text:span text:style-name="T5">A-MQ Interconnect</text:span></text:p>
          </draw:text-box>
        </draw:frame>
        <presentation:notes draw:style-name="dp2">
          <draw:page-thumbnail draw:style-name="gr3" draw:layer="layout" svg:width="18.627cm" svg:height="10.476cm" svg:x="1.481cm" svg:y="2.123cm" draw:page-number="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H_5f_Summit_5f_Preso_5f_Template_5f_16x94" presentation:presentation-page-layout-name="AL2T32">
        <office:forms form:automatic-focus="false" form:apply-design-mode="false"/>
        <draw:frame presentation:style-name="pr9" draw:text-style-name="P11" draw:layer="layout" svg:width="60.966cm" svg:height="29.489cm" svg:x="3.387cm" svg:y="1.52cm" presentation:class="subtitle">
          <draw:text-box>
            <text:p text:style-name="P10"><text:span text:style-name="T6">In A-MQ 7, Message Routing is separated from Message Storag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6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H_5f_Summit_5f_Preso_5f_Template_5f_16x94">
        <office:forms form:automatic-focus="false" form:apply-design-mode="false"/>
        <draw:custom-shape draw:style-name="gr5" draw:text-style-name="P12" xml:id="id5" draw:id="id5" draw:layer="layout" svg:width="16.713cm" svg:height="5.715cm" svg:x="45.273cm" svg:y="7.185cm">
          <text:p text:style-name="P12"><text:span text:style-name="T6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4.725cm" svg:y="28.223cm">
          <text:p text:style-name="P12"><text:span text:style-name="T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xml:id="id3" draw:id="id3" draw:layer="layout" svg:width="7.976cm" svg:height="3.43cm" svg:x="15.995cm" svg:y="28.223cm">
          <text:p text:style-name="P12"><text:span text:style-name="T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xml:id="id4" draw:id="id4" draw:layer="layout" svg:width="7.976cm" svg:height="3.43cm" svg:x="31.577cm" svg:y="28.223cm">
          <text:p text:style-name="P12"><text:span text:style-name="T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xml:id="id6" draw:id="id6" draw:layer="layout" svg:width="7.976cm" svg:height="3.43cm" svg:x="42.309cm" svg:y="28.223cm">
          <text:p text:style-name="P12"><text:span text:style-name="T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xml:id="id1" draw:id="id1" draw:layer="layout" svg:width="7.976cm" svg:height="3.43cm" svg:x="4.726cm" svg:y="28.223cm">
          <text:p text:style-name="P12"><text:span text:style-name="T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xml:id="id7" draw:id="id7" draw:layer="layout" svg:width="7.976cm" svg:height="3.43cm" svg:x="53.037cm" svg:y="28.223cm">
          <text:p text:style-name="P12"><text:span text:style-name="T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xml:id="id2" draw:id="id2" draw:layer="layout" svg:width="16.713cm" svg:height="5.715cm" svg:x="25.774cm" svg:y="7.185cm">
          <text:p text:style-name="P12"><text:span text:style-name="T6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4" draw:layer="layout" draw:type="line" svg:x1="8.714cm" svg:y1="28.223cm" svg:x2="34.13cm" svg:y2="12.9cm" draw:start-shape="id1" draw:start-glue-point="0" draw:end-shape="id2" draw:end-glue-point="2" svg:d="M8714 28223l25416-15323" svg:viewBox="0 0 25417 15324">
          <text:p/>
        </draw:connector>
        <draw:connector draw:style-name="gr8" draw:text-style-name="P14" draw:layer="layout" draw:type="line" svg:x1="19.983cm" svg:y1="28.223cm" svg:x2="34.13cm" svg:y2="12.9cm" draw:start-shape="id3" draw:start-glue-point="0" draw:end-shape="id2" draw:end-glue-point="2" svg:d="M19983 28223l14147-15323" svg:viewBox="0 0 14148 15324">
          <text:p/>
        </draw:connector>
        <draw:connector draw:style-name="gr8" draw:text-style-name="P14" draw:layer="layout" draw:type="line" svg:x1="35.565cm" svg:y1="28.223cm" svg:x2="53.629cm" svg:y2="12.9cm" draw:start-shape="id4" draw:start-glue-point="0" draw:end-shape="id5" draw:end-glue-point="2" svg:d="M35565 28223l18064-15323" svg:viewBox="0 0 18065 15324">
          <text:p/>
        </draw:connector>
        <draw:connector draw:style-name="gr8" draw:text-style-name="P14" draw:layer="layout" draw:type="line" svg:x1="46.297cm" svg:y1="28.223cm" svg:x2="53.629cm" svg:y2="12.9cm" draw:start-shape="id6" draw:start-glue-point="0" draw:end-shape="id5" draw:end-glue-point="2" svg:d="M46297 28223l7332-15323" svg:viewBox="0 0 7333 15324">
          <text:p/>
        </draw:connector>
        <draw:connector draw:style-name="gr8" draw:text-style-name="P14" draw:layer="layout" draw:type="line" svg:x1="57.025cm" svg:y1="28.223cm" svg:x2="53.629cm" svg:y2="12.9cm" draw:start-shape="id7" draw:start-glue-point="0" draw:end-shape="id5" draw:end-glue-point="2" svg:d="M57025 28223l-3396-15323" svg:viewBox="0 0 3397 15324">
          <text:p/>
        </draw:connector>
        <draw:connector draw:style-name="gr8" draw:text-style-name="P14" draw:layer="layout" draw:type="line" svg:x1="42.487cm" svg:y1="10.042cm" svg:x2="45.273cm" svg:y2="10.042cm" draw:start-shape="id2" draw:start-glue-point="1" draw:end-shape="id5" draw:end-glue-point="3" svg:d="M42487 10042h2786" svg:viewBox="0 0 2787 1">
          <text:p/>
        </draw:connecto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H_5f_Summit_5f_Preso_5f_Template_5f_16x94" presentation:presentation-page-layout-name="AL1T1">
        <office:forms form:automatic-focus="false" form:apply-design-mode="false"/>
        <draw:frame presentation:style-name="pr2" draw:layer="layout" svg:width="60.966cm" svg:height="6.361cm" svg:x="3.387cm" svg:y="1.52cm" presentation:class="title">
          <draw:text-box>
            <text:p>Why do we use Multiple Brokers?</text:p>
          </draw:text-box>
        </draw:frame>
        <draw:frame presentation:style-name="pr3" draw:text-style-name="P5" draw:layer="layout" svg:width="60.966cm" svg:height="22.098cm" svg:x="3.387cm" svg:y="8.915cm" presentation:class="outline">
          <draw:text-box>
            <text:list text:style-name="L3">
              <text:list-item>
                <text:p text:style-name="P5"><text:span text:style-name="T3">High Availability</text:span></text:p>
              </text:list-item>
              <text:list-item>
                <text:p text:style-name="P5"><text:span text:style-name="T3">Too Many Connections for One Broker</text:span></text:p>
              </text:list-item>
              <text:list-item>
                <text:p text:style-name="P5"><text:span text:style-name="T3">Too Many Queues for One Broker</text:span></text:p>
              </text:list-item>
              <text:list-item>
                <text:p text:style-name="P5"><text:span text:style-name="T3">Too Much Message Throughput for One Broker</text:span></text:p>
              </text:list-item>
              <text:list-item>
                <text:p text:style-name="P5"><text:span text:style-name="T3">We want Messaging Service in Different Geographic Loca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H_5f_Summit_5f_Preso_5f_Template_5f_16x94">
        <office:forms form:automatic-focus="false" form:apply-design-mode="false"/>
        <draw:custom-shape draw:style-name="gr5" draw:text-style-name="P12" xml:id="id12" draw:id="id12" draw:layer="layout" svg:width="16.713cm" svg:height="5.715cm" svg:x="45.273cm" svg:y="7.185cm">
          <text:p text:style-name="P12"><text:span text:style-name="T6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4.725cm" svg:y="28.223cm">
          <text:p text:style-name="P12"><text:span text:style-name="T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xml:id="id10" draw:id="id10" draw:layer="layout" svg:width="7.976cm" svg:height="3.43cm" svg:x="15.995cm" svg:y="28.223cm">
          <text:p text:style-name="P12"><text:span text:style-name="T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xml:id="id11" draw:id="id11" draw:layer="layout" svg:width="7.976cm" svg:height="3.43cm" svg:x="31.577cm" svg:y="28.223cm">
          <text:p text:style-name="P12"><text:span text:style-name="T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xml:id="id13" draw:id="id13" draw:layer="layout" svg:width="7.976cm" svg:height="3.43cm" svg:x="42.309cm" svg:y="28.223cm">
          <text:p text:style-name="P12"><text:span text:style-name="T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xml:id="id8" draw:id="id8" draw:layer="layout" svg:width="7.976cm" svg:height="3.43cm" svg:x="4.726cm" svg:y="28.223cm">
          <text:p text:style-name="P12"><text:span text:style-name="T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xml:id="id14" draw:id="id14" draw:layer="layout" svg:width="7.976cm" svg:height="3.43cm" svg:x="53.037cm" svg:y="28.223cm">
          <text:p text:style-name="P12"><text:span text:style-name="T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xml:id="id9" draw:id="id9" draw:layer="layout" svg:width="16.713cm" svg:height="5.715cm" svg:x="25.774cm" svg:y="7.185cm">
          <text:p text:style-name="P12"><text:span text:style-name="T6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4" draw:layer="layout" draw:type="line" svg:x1="8.714cm" svg:y1="28.223cm" svg:x2="34.13cm" svg:y2="12.9cm" draw:start-shape="id8" draw:start-glue-point="0" draw:end-shape="id9" draw:end-glue-point="2" svg:d="M8714 28223l25416-15323" svg:viewBox="0 0 25417 15324">
          <text:p/>
        </draw:connector>
        <draw:connector draw:style-name="gr8" draw:text-style-name="P14" draw:layer="layout" draw:type="line" svg:x1="19.983cm" svg:y1="28.223cm" svg:x2="34.13cm" svg:y2="12.9cm" draw:start-shape="id10" draw:start-glue-point="0" draw:end-shape="id9" draw:end-glue-point="2" svg:d="M19983 28223l14147-15323" svg:viewBox="0 0 14148 15324">
          <text:p/>
        </draw:connector>
        <draw:connector draw:style-name="gr8" draw:text-style-name="P14" draw:layer="layout" draw:type="line" svg:x1="35.565cm" svg:y1="28.223cm" svg:x2="53.629cm" svg:y2="12.9cm" draw:start-shape="id11" draw:start-glue-point="0" draw:end-shape="id12" draw:end-glue-point="2" svg:d="M35565 28223l18064-15323" svg:viewBox="0 0 18065 15324">
          <text:p/>
        </draw:connector>
        <draw:connector draw:style-name="gr8" draw:text-style-name="P14" draw:layer="layout" draw:type="line" svg:x1="46.297cm" svg:y1="28.223cm" svg:x2="53.629cm" svg:y2="12.9cm" draw:start-shape="id13" draw:start-glue-point="0" draw:end-shape="id12" draw:end-glue-point="2" svg:d="M46297 28223l7332-15323" svg:viewBox="0 0 7333 15324">
          <text:p/>
        </draw:connector>
        <draw:connector draw:style-name="gr8" draw:text-style-name="P14" draw:layer="layout" draw:type="line" svg:x1="57.025cm" svg:y1="28.223cm" svg:x2="53.629cm" svg:y2="12.9cm" draw:start-shape="id14" draw:start-glue-point="0" draw:end-shape="id12" draw:end-glue-point="2" svg:d="M57025 28223l-3396-15323" svg:viewBox="0 0 3397 15324">
          <text:p/>
        </draw:connector>
        <draw:connector draw:style-name="gr8" draw:text-style-name="P14" draw:layer="layout" draw:type="line" svg:x1="42.487cm" svg:y1="10.042cm" svg:x2="45.273cm" svg:y2="10.042cm" draw:start-shape="id9" draw:start-glue-point="1" draw:end-shape="id12" draw:end-glue-point="3" svg:d="M42487 10042h2786" svg:viewBox="0 0 2787 1">
          <text:p/>
        </draw:connecto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H_5f_Summit_5f_Preso_5f_Template_5f_16x94">
        <office:forms form:automatic-focus="false" form:apply-design-mode="false"/>
        <draw:custom-shape draw:style-name="gr5" draw:text-style-name="P12" draw:layer="layout" svg:width="16.713cm" svg:height="5.715cm" svg:x="45.273cm" svg:y="7.185cm">
          <text:p text:style-name="P12"><text:span text:style-name="T6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4.725cm" svg:y="28.223cm">
          <text:p text:style-name="P12"><text:span text:style-name="T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15.995cm" svg:y="28.223cm">
          <text:p text:style-name="P12"><text:span text:style-name="T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31.577cm" svg:y="28.223cm">
          <text:p text:style-name="P12"><text:span text:style-name="T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42.309cm" svg:y="28.223cm">
          <text:p text:style-name="P12"><text:span text:style-name="T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4.726cm" svg:y="28.223cm">
          <text:p text:style-name="P12"><text:span text:style-name="T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53.037cm" svg:y="28.223cm">
          <text:p text:style-name="P12"><text:span text:style-name="T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56.346cm" svg:height="8.343cm" svg:x="6.076cm" svg:y="16.45cm">
          <text:p text:style-name="P12"><text:span text:style-name="T6">Routing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16.713cm" svg:height="5.715cm" svg:x="25.774cm" svg:y="7.185cm">
          <text:p text:style-name="P12"><text:span text:style-name="T6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xml:id="id27" draw:id="id27" draw:layer="layout" svg:width="16.713cm" svg:height="5.715cm" svg:x="6.271cm" svg:y="7.185cm">
          <text:p text:style-name="P12"><text:span text:style-name="T6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4" draw:layer="layout" svg:x1="8.624cm" svg:y1="28.223cm" svg:x2="8.624cm" svg:y2="24.793cm">
          <text:p/>
        </draw:line>
        <draw:line draw:style-name="gr8" draw:text-style-name="P14" draw:layer="layout" svg:x1="20.089cm" svg:y1="28.223cm" svg:x2="20.089cm" svg:y2="24.793cm">
          <text:p/>
        </draw:line>
        <draw:line draw:style-name="gr8" draw:text-style-name="P14" draw:layer="layout" svg:x1="35.768cm" svg:y1="28.223cm" svg:x2="35.768cm" svg:y2="24.793cm">
          <text:p/>
        </draw:line>
        <draw:line draw:style-name="gr8" draw:text-style-name="P14" draw:layer="layout" svg:x1="46.253cm" svg:y1="28.223cm" svg:x2="46.253cm" svg:y2="24.793cm">
          <text:p/>
        </draw:line>
        <draw:line draw:style-name="gr8" draw:text-style-name="P14" draw:layer="layout" svg:x1="57.13cm" svg:y1="28.223cm" svg:x2="57.13cm" svg:y2="24.793cm">
          <text:p/>
        </draw:line>
        <draw:line draw:style-name="gr8" draw:text-style-name="P14" xml:id="id28" draw:id="id28" draw:layer="layout" svg:x1="14.993cm" svg:y1="16.45cm" svg:x2="14.993cm" svg:y2="12.9cm">
          <text:p/>
        </draw:line>
        <draw:line draw:style-name="gr8" draw:text-style-name="P14" draw:layer="layout" svg:x1="34.043cm" svg:y1="16.45cm" svg:x2="34.043cm" svg:y2="12.9cm">
          <text:p/>
        </draw:line>
        <draw:line draw:style-name="gr8" draw:text-style-name="P14" draw:layer="layout" svg:x1="53.849cm" svg:y1="16.45cm" svg:x2="53.849cm" svg:y2="12.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H_5f_Summit_5f_Preso_5f_Template_5f_16x94">
        <office:forms form:automatic-focus="false" form:apply-design-mode="false"/>
        <draw:custom-shape draw:style-name="gr10" draw:text-style-name="P16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6.713cm" svg:height="5.715cm" svg:x="45.273cm" svg:y="7.185cm">
          <text:p text:style-name="P12"><text:span text:style-name="T6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4.725cm" svg:y="28.223cm">
          <text:p text:style-name="P12"><text:span text:style-name="T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15.995cm" svg:y="28.223cm">
          <text:p text:style-name="P12"><text:span text:style-name="T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31.577cm" svg:y="28.223cm">
          <text:p text:style-name="P12"><text:span text:style-name="T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42.309cm" svg:y="28.223cm">
          <text:p text:style-name="P12"><text:span text:style-name="T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4.726cm" svg:y="28.223cm">
          <text:p text:style-name="P12"><text:span text:style-name="T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53.037cm" svg:y="28.223cm">
          <text:p text:style-name="P12"><text:span text:style-name="T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56.346cm" svg:height="8.343cm" svg:x="6.076cm" svg:y="16.45cm">
          <text:p text:style-name="P12"><text:span text:style-name="T6">Routing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16.713cm" svg:height="5.715cm" svg:x="25.774cm" svg:y="7.185cm">
          <text:p text:style-name="P12"><text:span text:style-name="T6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16.713cm" svg:height="5.715cm" svg:x="6.271cm" svg:y="7.185cm">
          <text:p text:style-name="P12"><text:span text:style-name="T6">Bro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H_5f_Summit_5f_Preso_5f_Template_5f_16x94" presentation:presentation-page-layout-name="AL3T19">
        <office:forms form:automatic-focus="false" form:apply-design-mode="false"/>
        <draw:custom-shape draw:style-name="gr10" draw:text-style-name="P16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6.713cm" svg:height="5.715cm" svg:x="45.273cm" svg:y="7.185cm">
          <text:p text:style-name="P12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4.725cm" svg:y="28.223cm">
          <text:p text:style-name="P12"><text:span text:style-name="T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15.995cm" svg:y="28.223cm">
          <text:p text:style-name="P12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31.577cm" svg:y="28.223cm">
          <text:p text:style-name="P12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42.309cm" svg:y="28.223cm">
          <text:p text:style-name="P12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4.726cm" svg:y="28.223cm">
          <text:p text:style-name="P12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53.037cm" svg:y="28.223cm">
          <text:p text:style-name="P12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56.346cm" svg:height="8.343cm" svg:x="6.076cm" svg:y="16.45cm">
          <text:p text:style-name="P12"><text:span text:style-name="T6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16.713cm" svg:height="5.715cm" svg:x="25.774cm" svg:y="7.185cm">
          <text:p text:style-name="P12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16.713cm" svg:height="5.715cm" svg:x="6.271cm" svg:y="7.185cm">
          <text:p text:style-name="P12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H_5f_Summit_5f_Preso_5f_Template_5f_16x94" presentation:presentation-page-layout-name="AL3T19">
        <office:forms form:automatic-focus="false" form:apply-design-mode="false"/>
        <draw:custom-shape draw:style-name="gr10" draw:text-style-name="P16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4.725cm" svg:y="28.223cm">
          <text:p text:style-name="P12"><text:span text:style-name="T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56.346cm" svg:height="8.343cm" svg:x="6.076cm" svg:y="16.45cm">
          <text:p text:style-name="P12"><text:span text:style-name="T6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Direct Multicast</text:p>
          </draw:text-box>
        </draw:frame>
        <draw:line draw:style-name="gr12" draw:text-style-name="P14" draw:layer="layout" svg:x1="9.619cm" svg:y1="23.617cm" svg:x2="9.619cm" svg:y2="29.594cm">
          <text:p text:style-name="P6"/>
          <text:p text:style-name="P6">Topic_1</text:p>
        </draw:line>
        <draw:line draw:style-name="gr12" draw:text-style-name="P14" draw:layer="layout" svg:x1="20.68cm" svg:y1="23.565cm" svg:x2="20.68cm" svg:y2="29.542cm">
          <text:p text:style-name="P6"/>
          <text:p text:style-name="P6">Topic_1</text:p>
        </draw:line>
        <draw:line draw:style-name="gr13" draw:text-style-name="P14" draw:layer="layout" svg:x1="47.041cm" svg:y1="23.513cm" svg:x2="47.041cm" svg:y2="29.49cm">
          <text:p text:style-name="P6"/>
          <text:p text:style-name="P6">Topic_1</text:p>
        </draw:lin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H_5f_Summit_5f_Preso_5f_Template_5f_16x94" presentation:presentation-page-layout-name="AL3T19">
        <office:forms form:automatic-focus="false" form:apply-design-mode="false"/>
        <draw:custom-shape draw:style-name="gr10" draw:text-style-name="P16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4.725cm" svg:y="28.223cm">
          <text:p text:style-name="P12"><text:span text:style-name="T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56.346cm" svg:height="8.343cm" svg:x="6.076cm" svg:y="16.45cm">
          <text:p text:style-name="P12"><text:span text:style-name="T6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Direct Anycast (Balanced)</text:p>
          </draw:text-box>
        </draw:frame>
        <draw:line draw:style-name="gr12" draw:text-style-name="P14" draw:layer="layout" svg:x1="9.619cm" svg:y1="23.617cm" svg:x2="9.619cm" svg:y2="29.594cm">
          <text:p text:style-name="P6"/>
          <text:p text:style-name="P6">Service_3</text:p>
        </draw:line>
        <draw:line draw:style-name="gr12" draw:text-style-name="P14" draw:layer="layout" svg:x1="20.68cm" svg:y1="23.565cm" svg:x2="20.68cm" svg:y2="29.542cm">
          <text:p text:style-name="P6"/>
          <text:p text:style-name="P6">Service_3</text:p>
        </draw:line>
        <draw:line draw:style-name="gr13" draw:text-style-name="P14" draw:layer="layout" svg:x1="47.041cm" svg:y1="23.513cm" svg:x2="47.041cm" svg:y2="29.49cm">
          <text:p text:style-name="P6"/>
          <text:p text:style-name="P6">Service_3</text:p>
        </draw:lin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H_5f_Summit_5f_Preso_5f_Template_5f_16x94" presentation:presentation-page-layout-name="AL3T19">
        <office:forms form:automatic-focus="false" form:apply-design-mode="false"/>
        <draw:custom-shape draw:style-name="gr10" draw:text-style-name="P16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4.725cm" svg:y="28.223cm">
          <text:p text:style-name="P12"><text:span text:style-name="T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56.346cm" svg:height="8.343cm" svg:x="6.076cm" svg:y="16.45cm">
          <text:p text:style-name="P12"><text:span text:style-name="T6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Temporary Address for Request/Response</text:p>
          </draw:text-box>
        </draw:frame>
        <draw:line draw:style-name="gr12" draw:text-style-name="P14" draw:layer="layout" svg:x1="9.019cm" svg:y1="23.617cm" svg:x2="9.019cm" svg:y2="29.594cm">
          <text:p text:style-name="P6"/>
          <text:p text:style-name="P6">Service_3</text:p>
        </draw:line>
        <draw:line draw:style-name="gr12" draw:text-style-name="P14" draw:layer="layout" svg:x1="20.08cm" svg:y1="23.565cm" svg:x2="20.08cm" svg:y2="29.542cm">
          <text:p text:style-name="P6"/>
          <text:p text:style-name="P6">Service_3</text:p>
        </draw:line>
        <draw:line draw:style-name="gr13" draw:text-style-name="P14" draw:layer="layout" svg:x1="45.341cm" svg:y1="23.513cm" svg:x2="45.341cm" svg:y2="29.49cm">
          <text:p text:style-name="P6"/>
          <text:p text:style-name="P6">Service_3</text:p>
        </draw:line>
        <draw:line draw:style-name="gr13" draw:text-style-name="P14" draw:layer="layout" svg:x1="20.869cm" svg:y1="23.411cm" svg:x2="20.869cm" svg:y2="29.388cm">
          <text:p text:style-name="P6"/>
          <text:p text:style-name="P6"/>
        </draw:line>
        <draw:line draw:style-name="gr13" draw:text-style-name="P14" draw:layer="layout" svg:x1="9.769cm" svg:y1="23.465cm" svg:x2="9.769cm" svg:y2="29.442cm">
          <text:p text:style-name="P6"/>
          <text:p text:style-name="P6"/>
        </draw:line>
        <draw:line draw:style-name="gr12" draw:text-style-name="P14" draw:layer="layout" svg:x1="47.244cm" svg:y1="23.513cm" svg:x2="47.244cm" svg:y2="29.49cm">
          <text:p text:style-name="P6"/>
          <text:p text:style-name="P6">(Dynamic)</text:p>
        </draw:lin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H_5f_Summit_5f_Preso_5f_Template_5f_16x94" presentation:presentation-page-layout-name="AL3T19">
        <office:forms form:automatic-focus="false" form:apply-design-mode="false"/>
        <draw:custom-shape draw:style-name="gr10" draw:text-style-name="P16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4.725cm" svg:y="28.223cm">
          <text:p text:style-name="P12"><text:span text:style-name="T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56.346cm" svg:height="8.343cm" svg:x="6.076cm" svg:y="16.45cm">
          <text:p text:style-name="P12"><text:span text:style-name="T6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Via Broker</text:p>
          </draw:text-box>
        </draw:frame>
        <draw:line draw:style-name="gr12" draw:text-style-name="P18" draw:layer="layout" svg:x1="9.619cm" svg:y1="23.617cm" svg:x2="9.619cm" svg:y2="29.594cm">
          <text:p text:style-name="P17"/>
          <text:p text:style-name="P17">Queue_A</text:p>
        </draw:line>
        <draw:line draw:style-name="gr12" draw:text-style-name="P18" draw:layer="layout" svg:x1="20.68cm" svg:y1="23.565cm" svg:x2="20.68cm" svg:y2="29.542cm">
          <text:p text:style-name="P17"/>
          <text:p text:style-name="P17">Queue_B</text:p>
        </draw:line>
        <draw:line draw:style-name="gr13" draw:text-style-name="P18" draw:layer="layout" svg:x1="46.041cm" svg:y1="23.513cm" svg:x2="46.041cm" svg:y2="29.49cm">
          <text:p text:style-name="P17"/>
          <text:p text:style-name="P17">Queue_A</text:p>
        </draw:line>
        <draw:line draw:style-name="gr13" draw:text-style-name="P18" draw:layer="layout" svg:x1="47.543cm" svg:y1="23.468cm" svg:x2="47.543cm" svg:y2="29.445cm">
          <text:p text:style-name="P17"/>
          <text:p text:style-name="P17">Queue_B</text:p>
        </draw:line>
        <draw:line draw:style-name="gr12" draw:text-style-name="P18" draw:layer="layout" svg:x1="15.081cm" svg:y1="11.603cm" svg:x2="15.081cm" svg:y2="17.58cm">
          <text:p text:style-name="P17"/>
          <text:p text:style-name="P17">Queue_A</text:p>
        </draw:line>
        <draw:line draw:style-name="gr13" draw:text-style-name="P18" draw:layer="layout" svg:x1="15.74cm" svg:y1="11.47cm" svg:x2="15.74cm" svg:y2="17.447cm">
          <text:p text:style-name="P17"/>
        </draw:line>
        <draw:line draw:style-name="gr12" draw:text-style-name="P18" draw:layer="layout" svg:x1="34.134cm" svg:y1="11.658cm" svg:x2="34.134cm" svg:y2="17.635cm">
          <text:p text:style-name="P17"/>
          <text:p text:style-name="P17">Queue_B</text:p>
        </draw:line>
        <draw:line draw:style-name="gr13" draw:text-style-name="P18" draw:layer="layout" svg:x1="34.793cm" svg:y1="11.525cm" svg:x2="34.793cm" svg:y2="17.502cm">
          <text:p/>
        </draw:lin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H_5f_Summit_5f_Preso_5f_Template_5f_16x94" presentation:presentation-page-layout-name="AL3T19">
        <office:forms form:automatic-focus="false" form:apply-design-mode="false"/>
        <draw:custom-shape draw:style-name="gr10" draw:text-style-name="P16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4.725cm" svg:y="28.223cm">
          <text:p text:style-name="P12"><text:span text:style-name="T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56.346cm" svg:height="8.343cm" svg:x="6.076cm" svg:y="16.45cm">
          <text:p text:style-name="P12"><text:span text:style-name="T6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Via Broker – Sharded Queue</text:p>
          </draw:text-box>
        </draw:frame>
        <draw:line draw:style-name="gr12" draw:text-style-name="P18" draw:layer="layout" svg:x1="9.619cm" svg:y1="23.617cm" svg:x2="9.619cm" svg:y2="29.594cm">
          <text:p text:style-name="P17"/>
          <text:p text:style-name="P17">Queue_A</text:p>
        </draw:line>
        <draw:line draw:style-name="gr12" draw:text-style-name="P18" draw:layer="layout" svg:x1="20.68cm" svg:y1="23.565cm" svg:x2="20.68cm" svg:y2="29.542cm">
          <text:p text:style-name="P17"/>
          <text:p text:style-name="P17">Queue_A</text:p>
        </draw:line>
        <draw:line draw:style-name="gr13" draw:text-style-name="P18" draw:layer="layout" svg:x1="46.741cm" svg:y1="23.513cm" svg:x2="46.741cm" svg:y2="29.49cm">
          <text:p text:style-name="P17"/>
          <text:p text:style-name="P17">Queue_A</text:p>
        </draw:line>
        <draw:line draw:style-name="gr12" draw:text-style-name="P18" draw:layer="layout" svg:x1="15.081cm" svg:y1="11.603cm" svg:x2="15.081cm" svg:y2="17.58cm">
          <text:p text:style-name="P17"/>
          <text:p text:style-name="P17">Queue_A</text:p>
        </draw:line>
        <draw:line draw:style-name="gr13" draw:text-style-name="P18" draw:layer="layout" svg:x1="15.74cm" svg:y1="11.47cm" svg:x2="15.74cm" svg:y2="17.447cm">
          <text:p/>
        </draw:line>
        <draw:line draw:style-name="gr12" draw:text-style-name="P18" draw:layer="layout" svg:x1="34.134cm" svg:y1="11.658cm" svg:x2="34.134cm" svg:y2="17.635cm">
          <text:p text:style-name="P17"/>
          <text:p text:style-name="P17">Queue_A</text:p>
        </draw:line>
        <draw:line draw:style-name="gr13" draw:text-style-name="P18" draw:layer="layout" svg:x1="34.793cm" svg:y1="11.525cm" svg:x2="34.793cm" svg:y2="17.502cm">
          <text:p/>
        </draw:lin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H_5f_Summit_5f_Preso_5f_Template_5f_16x94" presentation:presentation-page-layout-name="AL3T19">
        <office:forms form:automatic-focus="false" form:apply-design-mode="false"/>
        <draw:custom-shape draw:style-name="gr10" draw:text-style-name="P16" draw:layer="layout" svg:width="2.819cm" svg:height="4.511cm" svg:x="32.53cm" svg:y="12.2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52.439cm" svg:y="12.3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55.475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44.848cm" svg:y="24.3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34.222cm" svg:y="24.2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18.65cm" svg:y="24.2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7.459cm" svg:y="24.2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2.819cm" svg:height="4.511cm" svg:x="13.446cm" svg:y="12.5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6.713cm" svg:height="5.715cm" svg:x="45.273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4.725cm" svg:y="28.223cm">
          <text:p text:style-name="P12"><text:span text:style-name="T6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15.995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31.57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42.309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4.726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3" draw:layer="layout" svg:width="7.976cm" svg:height="3.43cm" svg:x="53.037cm" svg:y="28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56.346cm" svg:height="8.343cm" svg:x="6.076cm" svg:y="16.45cm">
          <text:p text:style-name="P12"><text:span text:style-name="T6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16.713cm" svg:height="5.715cm" svg:x="25.774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16.713cm" svg:height="5.715cm" svg:x="6.271cm" svg:y="7.1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60.966cm" svg:height="6.361cm" svg:x="3.387cm" svg:y="1.52cm" presentation:class="title">
          <draw:text-box>
            <text:p>Via Broker – Routed Link</text:p>
          </draw:text-box>
        </draw:frame>
        <draw:line draw:style-name="gr12" draw:text-style-name="P18" draw:layer="layout" svg:x1="20.68cm" svg:y1="23.565cm" svg:x2="20.68cm" svg:y2="29.542cm">
          <text:p text:style-name="P17"/>
          <text:p text:style-name="P17">Queue_C</text:p>
        </draw:line>
        <draw:line draw:style-name="gr12" draw:text-style-name="P18" xml:id="id30" draw:id="id30" draw:layer="layout" svg:x1="54.492cm" svg:y1="11.658cm" svg:x2="54.492cm" svg:y2="17.635cm">
          <text:p text:style-name="P17"/>
          <text:p text:style-name="P17">Queue_C</text:p>
        </draw:line>
        <draw:line draw:style-name="gr14" draw:text-style-name="P14" xml:id="id29" draw:id="id29" draw:layer="layout" svg:x1="54.492cm" svg:y1="17.635cm" svg:x2="20.68cm" svg:y2="23.56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H_5f_Summit_5f_Preso_5f_Template_5f_16x94" presentation:presentation-page-layout-name="AL2T32">
        <office:forms form:automatic-focus="false" form:apply-design-mode="false"/>
        <draw:frame presentation:style-name="pr10" draw:text-style-name="P19" draw:layer="layout" svg:width="60.966cm" svg:height="29.489cm" svg:x="3.387cm" svg:y="1.52cm" presentation:class="subtitle">
          <draw:text-box>
            <text:p><text:span text:style-name="T3">What does the Routing Layer look like?</text:span></text:p>
          </draw:text-box>
        </draw:frame>
        <presentation:notes draw:style-name="dp2">
          <draw:page-thumbnail draw:style-name="gr3" draw:layer="layout" svg:width="0.001cm" svg:height="0.001cm" svg:x="0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H_5f_Summit_5f_Preso_5f_Template_5f_16x94" presentation:presentation-page-layout-name="AL4T14">
        <office:forms form:automatic-focus="false" form:apply-design-mode="false"/>
        <draw:custom-shape draw:style-name="gr15" draw:text-style-name="P20" xml:id="id34" draw:id="id34" draw:layer="layout" svg:width="16.371cm" svg:height="5.953cm" svg:x="25.685cm" svg:y="5.622cm">
          <text:p text:style-name="P6"><text:span text:style-name="T7">Apache Qpid Dispatch 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1" draw:layer="layout" svg:width="53.633cm" svg:height="12.696cm" svg:x="6.725cm" svg:y="18.201cm" presentation:class="outline" presentation:user-transformed="true">
          <draw:text-box>
            <text:list text:style-name="L3">
              <text:list-item>
                <text:p xml:id="id31" text:id="id31">Dedicated Message Router for the AMQP protocol</text:p>
              </text:list-item>
              <text:list-item>
                <text:p xml:id="id32" text:id="id32">Leverages AMQP's Addressing and Multiplexing capabilities</text:p>
              </text:list-item>
              <text:list-item>
                <text:p xml:id="id33" text:id="id33">Stateless - Never accepts ownership of a message.<text:line-break/>Propagates delivery and settlement from endpoint to endpoint</text:p>
              </text:list-item>
            </text:list>
          </draw:text-box>
        </draw:frame>
        <draw:custom-shape draw:style-name="gr15" draw:text-style-name="P21" xml:id="id35" draw:id="id35" draw:layer="layout" svg:width="16.371cm" svg:height="5.953cm" svg:x="13.503cm" svg:y="5.622cm">
          <text:p text:style-name="P6"><text:span text:style-name="T7">Apache Qpid Dispatch 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4" svg:path="M-0.00165333175873166 0.0016010498687664l0.123660358418706-0.00144356955380577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2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H_5f_Summit_5f_Preso_5f_Template_5f_16x94" presentation:presentation-page-layout-name="AL4T14">
        <office:forms form:automatic-focus="false" form:apply-design-mode="false"/>
        <draw:custom-shape draw:style-name="gr15" draw:text-style-name="P21" xml:id="id16" draw:id="id16" draw:layer="layout" svg:width="16.371cm" svg:height="5.953cm" svg:x="33.953cm" svg:y="5.622cm">
          <text:p text:style-name="P6"><text:span text:style-name="T7">Apache Qpid Dispatch 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layer="layout" svg:width="53.854cm" svg:height="13.028cm" svg:x="6.559cm" svg:y="17.969cm" presentation:class="outline" presentation:user-transformed="true">
          <draw:text-box>
            <text:list text:style-name="L3">
              <text:list-item>
                <text:p>Dedicated Message Router for the AMQP protocol</text:p>
              </text:list-item>
              <text:list-item>
                <text:p>Leverages AMQP's Addressing and Multiplexing capabilities</text:p>
              </text:list-item>
              <text:list-item>
                <text:p>Stateless - Never accepts ownership of a message.<text:line-break/>Propagates delivery and settlement from endpoint to endpoint</text:p>
              </text:list-item>
              <text:list-item>
                <text:p>Can be deployed in a mesh for connection scale</text:p>
              </text:list-item>
              <text:list-item>
                <text:p xml:id="id37" text:id="id37">Can be fronted by a Load Balancer</text:p>
              </text:list-item>
            </text:list>
          </draw:text-box>
        </draw:frame>
        <draw:custom-shape draw:style-name="gr15" draw:text-style-name="P21" xml:id="id15" draw:id="id15" draw:layer="layout" svg:width="16.371cm" svg:height="5.953cm" svg:x="13.503cm" svg:y="5.622cm">
          <text:p text:style-name="P6"><text:span text:style-name="T7">Apache Qpid Dispatch 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4" draw:layer="layout" draw:type="line" svg:x1="29.874cm" svg:y1="8.598cm" svg:x2="33.953cm" svg:y2="8.598cm" draw:start-shape="id15" draw:start-glue-point="1" draw:end-shape="id16" draw:end-glue-point="3" svg:d="M29874 8598h4079" svg:viewBox="0 0 4080 1">
          <text:p/>
        </draw:connector>
        <draw:custom-shape draw:style-name="gr17" draw:text-style-name="P22" xml:id="id36" draw:id="id36" draw:layer="layout" svg:width="36.821cm" svg:height="2.977cm" svg:x="13.56cm" svg:y="11.575cm">
          <text:p text:style-name="P6"><text:span text:style-name="T7">Server Load Bala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2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H_5f_Summit_5f_Preso_5f_Template_5f_16x94" presentation:presentation-page-layout-name="AL4T14">
        <office:forms form:automatic-focus="false" form:apply-design-mode="false"/>
        <draw:frame presentation:style-name="pr13" draw:layer="layout" svg:width="53.854cm" svg:height="11.539cm" svg:x="6.283cm" svg:y="20.285cm" presentation:class="outline" presentation:user-transformed="true">
          <draw:text-box>
            <text:list text:style-name="L3">
              <text:list-item>
                <text:p>Can be deployed in networks with arbitrary topology</text:p>
              </text:list-item>
              <text:list-item>
                <text:p xml:id="id38" text:id="id38">Best routes to destinations are calculated automatically</text:p>
              </text:list-item>
              <text:list-item>
                <text:p xml:id="id39" text:id="id39">Resiliency not by clustering, but by path-redundancy</text:p>
              </text:list-item>
              <text:list-item>
                <text:p xml:id="id40" text:id="id40">Multicast delivery and Anycast delivery</text:p>
              </text:list-item>
              <text:list-item>
                <text:p xml:id="id41" text:id="id41">Anycast can be configured to favor same-site destinations</text:p>
              </text:list-item>
            </text:list>
          </draw:text-box>
        </draw:frame>
        <draw:custom-shape draw:style-name="gr18" draw:text-style-name="P21" xml:id="id19" draw:id="id19" draw:layer="layout" svg:width="2.262cm" svg:height="1.875cm" svg:x="9.538cm" svg:y="8.709cm">
          <text:p text:style-name="P6"><text:span text:style-name="T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xml:id="id18" draw:id="id18" draw:layer="layout" svg:width="2.262cm" svg:height="1.875cm" svg:x="9.594cm" svg:y="5.18cm">
          <text:p text:style-name="P6"><text:span text:style-name="T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xml:id="id17" draw:id="id17" draw:layer="layout" svg:width="2.262cm" svg:height="1.875cm" svg:x="5.901cm" svg:y="6.89cm">
          <text:p text:style-name="P6"><text:span text:style-name="T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xml:id="id23" draw:id="id23" draw:layer="layout" svg:width="2.262cm" svg:height="1.875cm" svg:x="23.926cm" svg:y="16.427cm">
          <text:p text:style-name="P6"><text:span text:style-name="T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xml:id="id22" draw:id="id22" draw:layer="layout" svg:width="2.262cm" svg:height="1.875cm" svg:x="23.926cm" svg:y="13.064cm">
          <text:p text:style-name="P6"><text:span text:style-name="T7">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xml:id="id20" draw:id="id20" draw:layer="layout" svg:width="2.262cm" svg:height="1.875cm" svg:x="28.778cm" svg:y="4.575cm">
          <text:p text:style-name="P6"><text:span text:style-name="T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xml:id="id21" draw:id="id21" draw:layer="layout" svg:width="2.262cm" svg:height="1.875cm" svg:x="28.777cm" svg:y="7.607cm">
          <text:p text:style-name="P6"><text:span text:style-name="T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xml:id="id24" draw:id="id24" draw:layer="layout" svg:width="2.262cm" svg:height="1.875cm" svg:x="53.141cm" svg:y="11.3cm">
          <text:p text:style-name="P6"><text:span text:style-name="T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xml:id="id25" draw:id="id25" draw:layer="layout" svg:width="2.262cm" svg:height="1.875cm" svg:x="53.087cm" svg:y="14.718cm">
          <text:p text:style-name="P6"><text:span text:style-name="T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xml:id="id26" draw:id="id26" draw:layer="layout" svg:width="2.262cm" svg:height="1.875cm" svg:x="57.495cm" svg:y="13.064cm">
          <text:p text:style-name="P6"><text:span text:style-name="T7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4" draw:layer="layout" draw:type="line" svg:x1="8.163cm" svg:y1="7.827cm" svg:x2="9.594cm" svg:y2="6.117cm" draw:start-shape="id17" draw:start-glue-point="1" draw:end-shape="id18" draw:end-glue-point="3" svg:d="M8163 7827l1431-1710" svg:viewBox="0 0 1432 1711">
          <text:p/>
        </draw:connector>
        <draw:connector draw:style-name="gr19" draw:text-style-name="P14" draw:layer="layout" draw:type="line" svg:x1="8.163cm" svg:y1="7.827cm" svg:x2="9.538cm" svg:y2="9.646cm" draw:start-shape="id17" draw:start-glue-point="1" draw:end-shape="id19" draw:end-glue-point="3" svg:d="M8163 7827l1375 1819" svg:viewBox="0 0 1376 1820">
          <text:p/>
        </draw:connector>
        <draw:connector draw:style-name="gr19" draw:text-style-name="P14" draw:layer="layout" draw:type="line" svg:x1="10.725cm" svg:y1="7.055cm" svg:x2="10.669cm" svg:y2="8.709cm" draw:start-shape="id18" draw:start-glue-point="2" draw:end-shape="id19" draw:end-glue-point="0" svg:d="M10725 7055l-56 1654" svg:viewBox="0 0 57 1655">
          <text:p/>
        </draw:connector>
        <draw:connector draw:style-name="gr19" draw:text-style-name="P14" draw:layer="layout" draw:type="line" svg:x1="11.856cm" svg:y1="6.117cm" svg:x2="28.778cm" svg:y2="5.512cm" draw:start-shape="id18" draw:start-glue-point="1" draw:end-shape="id20" draw:end-glue-point="3" svg:d="M11856 6117l16922-605" svg:viewBox="0 0 16923 606">
          <text:p/>
        </draw:connector>
        <draw:connector draw:style-name="gr19" draw:text-style-name="P14" draw:layer="layout" draw:type="line" svg:x1="11.8cm" svg:y1="9.646cm" svg:x2="28.777cm" svg:y2="8.544cm" draw:start-shape="id19" draw:start-glue-point="1" draw:end-shape="id21" draw:end-glue-point="3" svg:d="M11800 9646l16977-1102" svg:viewBox="0 0 16978 1103">
          <text:p/>
        </draw:connector>
        <draw:connector draw:style-name="gr19" draw:text-style-name="P14" draw:layer="layout" draw:type="line" svg:x1="11.856cm" svg:y1="6.117cm" svg:x2="23.926cm" svg:y2="14.001cm" draw:start-shape="id18" draw:start-glue-point="1" draw:end-shape="id22" draw:end-glue-point="3" svg:d="M11856 6117l12070 7884" svg:viewBox="0 0 12071 7885">
          <text:p/>
        </draw:connector>
        <draw:connector draw:style-name="gr19" draw:text-style-name="P14" draw:layer="layout" draw:type="line" svg:x1="11.8cm" svg:y1="9.646cm" svg:x2="23.926cm" svg:y2="17.364cm" draw:start-shape="id19" draw:start-glue-point="1" draw:end-shape="id23" draw:end-glue-point="3" svg:d="M11800 9646l12126 7718" svg:viewBox="0 0 12127 7719">
          <text:p/>
        </draw:connector>
        <draw:connector draw:style-name="gr19" draw:text-style-name="P14" draw:layer="layout" draw:type="line" svg:x1="29.909cm" svg:y1="6.45cm" svg:x2="29.908cm" svg:y2="7.607cm" draw:start-shape="id20" draw:start-glue-point="2" draw:end-shape="id21" draw:end-glue-point="0" svg:d="M29909 6450l-1 1157" svg:viewBox="0 0 2 1158">
          <text:p/>
        </draw:connector>
        <draw:connector draw:style-name="gr19" draw:text-style-name="P14" draw:layer="layout" draw:type="line" svg:x1="25.057cm" svg:y1="16.427cm" svg:x2="25.057cm" svg:y2="14.939cm" draw:start-shape="id23" draw:start-glue-point="0" draw:end-shape="id22" draw:end-glue-point="2" svg:d="M25057 16427v-1488" svg:viewBox="0 0 1 1489">
          <text:p/>
        </draw:connector>
        <draw:connector draw:style-name="gr19" draw:text-style-name="P14" draw:layer="layout" draw:type="line" svg:x1="31.04cm" svg:y1="5.512cm" svg:x2="53.141cm" svg:y2="12.237cm" draw:start-shape="id20" draw:start-glue-point="1" draw:end-shape="id24" draw:end-glue-point="3" svg:d="M31040 5512l22101 6725" svg:viewBox="0 0 22102 6726">
          <text:p/>
        </draw:connector>
        <draw:connector draw:style-name="gr19" draw:text-style-name="P14" draw:layer="layout" draw:type="line" svg:x1="31.039cm" svg:y1="8.544cm" svg:x2="53.087cm" svg:y2="15.655cm" draw:start-shape="id21" draw:start-glue-point="1" draw:end-shape="id25" draw:end-glue-point="3" svg:d="M31039 8544l22048 7111" svg:viewBox="0 0 22049 7112">
          <text:p/>
        </draw:connector>
        <draw:connector draw:style-name="gr19" draw:text-style-name="P14" draw:layer="layout" draw:type="line" svg:x1="54.272cm" svg:y1="13.175cm" svg:x2="54.218cm" svg:y2="14.718cm" draw:start-shape="id24" draw:start-glue-point="2" draw:end-shape="id25" draw:end-glue-point="0" svg:d="M54272 13175l-54 1543" svg:viewBox="0 0 55 1544">
          <text:p/>
        </draw:connector>
        <draw:connector draw:style-name="gr19" draw:text-style-name="P14" draw:layer="layout" draw:type="line" svg:x1="55.403cm" svg:y1="12.237cm" svg:x2="57.495cm" svg:y2="14.001cm" draw:start-shape="id24" draw:start-glue-point="1" draw:end-shape="id26" draw:end-glue-point="3" svg:d="M55403 12237l2092 1764" svg:viewBox="0 0 2093 1765">
          <text:p/>
        </draw:connector>
        <draw:connector draw:style-name="gr19" draw:text-style-name="P14" draw:layer="layout" draw:type="line" svg:x1="55.349cm" svg:y1="15.655cm" svg:x2="57.495cm" svg:y2="14.001cm" draw:start-shape="id25" draw:start-glue-point="1" draw:end-shape="id26" draw:end-glue-point="3" svg:d="M55349 15655l2146-1654" svg:viewBox="0 0 2147 1655">
          <text:p/>
        </draw:connector>
        <draw:connector draw:style-name="gr19" draw:text-style-name="P14" draw:layer="layout" draw:type="line" svg:x1="26.188cm" svg:y1="14.001cm" svg:x2="53.141cm" svg:y2="12.237cm" draw:start-shape="id22" draw:start-glue-point="1" draw:end-shape="id24" draw:end-glue-point="3" svg:d="M26188 14001l26953-1764" svg:viewBox="0 0 26954 1765">
          <text:p/>
        </draw:connector>
        <draw:connector draw:style-name="gr19" draw:text-style-name="P14" draw:layer="layout" draw:type="line" svg:x1="26.188cm" svg:y1="17.364cm" svg:x2="53.087cm" svg:y2="15.655cm" draw:start-shape="id23" draw:start-glue-point="1" draw:end-shape="id25" draw:end-glue-point="3" svg:d="M26188 17364l26899-1709" svg:viewBox="0 0 26900 1710">
          <text:p/>
        </draw:connector>
        <draw:custom-shape draw:style-name="gr20" draw:text-style-name="P24" draw:layer="layout" svg:width="8.213cm" svg:height="8.214cm" svg:x="4.961cm" svg:y="3.583cm">
          <text:p text:style-name="P23"><text:span text:style-name="T7">Sit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8.213cm" svg:height="8.214cm" svg:x="20.95cm" svg:y="11.355cm">
          <text:p text:style-name="P25"><text:span text:style-name="T7">Sit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4" draw:layer="layout" svg:width="8.213cm" svg:height="8.214cm" svg:x="25.742cm" svg:y="2.755cm">
          <text:p text:style-name="P23"><text:span text:style-name="T7">Sit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6" draw:layer="layout" svg:width="8.213cm" svg:height="8.214cm" svg:x="52.09cm" svg:y="9.757cm">
          <text:p text:style-name="P25"><text:span text:style-name="T7">Site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123cm" draw:page-number="2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H_5f_Summit_5f_Preso_5f_Template_5f_16x91" presentation:presentation-page-layout-name="AL1T1">
        <office:forms form:automatic-focus="false" form:apply-design-mode="false"/>
        <draw:frame draw:style-name="gr21" draw:text-style-name="P9" draw:layer="layout" svg:width="55.372cm" svg:height="2.618cm" svg:x="6.185cm" svg:y="16.741cm">
          <draw:text-box>
            <text:p text:style-name="P27"><text:span text:style-name="T5">Demonstr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7cm" svg:height="10.476cm" svg:x="1.481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H_5f_Summit_5f_Preso_5f_Template_5f_16x94" presentation:presentation-page-layout-name="AL3T19">
        <office:forms form:automatic-focus="false" form:apply-design-mode="false"/>
        <draw:frame presentation:style-name="pr6" draw:layer="layout" svg:width="60.966cm" svg:height="6.361cm" svg:x="3.387cm" svg:y="1.52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4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H_5f_Summit_5f_Preso_5f_Template_5f_16x95" presentation:presentation-page-layout-name="AL1T1">
        <office:forms form:automatic-focus="false" form:apply-design-mode="false"/>
        <presentation:notes draw:style-name="dp2">
          <draw:page-thumbnail draw:style-name="gr3" draw:layer="layout" svg:width="0.001cm" svg:height="0.001cm" svg:x="0cm" svg:y="2.123cm" draw:page-number="25" presentation:class="page"/>
          <draw:frame presentation:style-name="pr1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terstate-Light2" svg:font-family="Interstate-Light"/>
    <style:font-face style:name="Times-Roman1" svg:font-family="Times-Roman" style:font-family-generic="roman"/>
    <style:font-face style:name="Interstate-Light1" svg:font-family="Interstate-Light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WenQuanYi Zen Hei1" svg:font-family="'WenQuanYi Zen Hei'" style:font-family-generic="swiss" style:font-pitch="variable"/>
    <style:font-face style:name="Arial Unicode MS" svg:font-family="'Arial Unicode M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Tahoma5" svg:font-family="Tahoma" style:font-family-generic="system" style:font-pitch="variable"/>
    <style:font-face style:name="Tahoma4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3.731cm" fo:margin-right="0cm" fo:margin-top="0cm" fo:margin-bottom="1.552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7.47cm" fo:margin-right="0cm" fo:margin-top="0cm" fo:margin-bottom="1.245cm" fo:text-indent="-2.492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11.201cm" fo:margin-right="0cm" fo:margin-top="0cm" fo:margin-bottom="0.933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14.935cm" fo:margin-right="0cm" fo:margin-top="0cm" fo:margin-bottom="0.619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8.671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22.401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26.136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29.871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33.602cm" fo:margin-right="0cm" fo:margin-top="0cm" fo:margin-bottom="0.314cm" fo:text-indent="-1.866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font-name="Times-Roman1" fo:font-family="Times-Roman" style:font-family-generic="roman" fo:font-size="12pt" fo:letter-spacing="normal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/>
    </style:style>
    <style:style style:name="body" style:family="graphic">
      <style:paragraph-properties fo:margin-left="0cm" fo:margin-right="0cm" fo:margin-top="0.22cm" fo:margin-bottom="0.631cm" style:line-height-at-least="2.521cm" fo:text-align="start" fo:text-indent="0cm" style:text-autospace="none"/>
      <style:text-properties fo:color="#000000" style:text-line-through-style="none" style:text-line-through-type="none" style:font-name="Interstate-Light2" fo:font-family="Interstate-Light" fo:font-size="10pt" fo:letter-spacing="normal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/>
    </style:style>
    <style:style style:name="Default_20_2_7e_LT_7e_Gliederung_20_1" style:display-name="Default 2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2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2pt" style:font-style-asian="normal" style:font-weight-asian="normal" style:font-name-complex="Tahoma3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20_2_7e_LT_7e_Gliederung_20_2" style:display-name="Default 2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8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8pt" style:font-style-asian="normal" style:font-weight-asian="normal" style:font-name-complex="Tahoma3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Default_20_2_7e_LT_7e_Gliederung_20_3" style:display-name="Default 2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4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4pt" style:font-style-asian="normal" style:font-weight-asian="normal" style:font-name-complex="Tahoma3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Default_20_2_7e_LT_7e_Gliederung_20_4" style:display-name="Default 2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5" style:display-name="Default 2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6" style:display-name="Default 2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7" style:display-name="Default 2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8" style:display-name="Default 2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9" style:display-name="Default 2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Titel" style:display-name="Default 2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44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44pt" style:font-style-asian="normal" style:font-weight-asian="normal" style:font-name-complex="Tahoma3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20_2_7e_LT_7e_Untertitel" style:display-name="Default 2~LT~Untertitel" style:family="graphic">
      <style:paragraph-properties fo:margin-left="0cm" fo:margin-right="0cm" fo:text-align="center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32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2pt" style:font-style-asian="normal" style:font-weight-asian="normal" style:font-name-complex="Tahoma3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20_2_7e_LT_7e_Notizen" style:display-name="Default 2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Hintergrundobjekte" style:display-name="Default 2~LT~Hintergrundobjekte" style:family="graphic">
      <style:paragraph-properties style:text-autospace="none"/>
      <style:text-properties style:letter-kerning="true"/>
    </style:style>
    <style:style style:name="Default_20_2_7e_LT_7e_Hintergrund" style:display-name="Default 2~LT~Hintergrund" style:family="graphic">
      <style:paragraph-properties style:text-autospace="none"/>
      <style:text-properties style:letter-kerning="tru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-background" style:display-name="RH_Summit_Preso_Template_16x9-background" style:family="presentation">
      <style:graphic-properties draw:stroke="none" draw:fill="none"/>
      <style:text-properties style:letter-kerning="true"/>
    </style:style>
    <style:style style:name="RH_5f_Summit_5f_Preso_5f_Template_5f_16x9-backgroundobjects" style:display-name="RH_Summit_Preso_Template_16x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-notes" style:display-name="RH_Summit_Preso_Template_16x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-outline1" style:display-name="RH_Summit_Preso_Template_16x9-outline1" style:family="presentation">
      <style:graphic-properties draw:stroke="none" draw:fill="none">
        <text:list-style style:name="RH_5f_Summit_5f_Preso_5f_Template_5f_16x9-outline1" style:display-name="RH_Summit_Preso_Template_16x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-outline2" style:display-name="RH_Summit_Preso_Template_16x9-outline2" style:family="presentation" style:parent-style-name="RH_5f_Summit_5f_Preso_5f_Template_5f_16x9-outline1">
      <style:paragraph-properties fo:margin-top="0cm" fo:margin-bottom="0.4cm"/>
      <style:text-properties fo:font-size="28pt" style:font-size-asian="28pt" style:font-size-complex="28pt"/>
    </style:style>
    <style:style style:name="RH_5f_Summit_5f_Preso_5f_Template_5f_16x9-outline3" style:display-name="RH_Summit_Preso_Template_16x9-outline3" style:family="presentation" style:parent-style-name="RH_5f_Summit_5f_Preso_5f_Template_5f_16x9-outline2">
      <style:paragraph-properties fo:margin-top="0cm" fo:margin-bottom="0.3cm"/>
      <style:text-properties fo:font-size="24pt" style:font-size-asian="24pt" style:font-size-complex="24pt"/>
    </style:style>
    <style:style style:name="RH_5f_Summit_5f_Preso_5f_Template_5f_16x9-outline4" style:display-name="RH_Summit_Preso_Template_16x9-outline4" style:family="presentation" style:parent-style-name="RH_5f_Summit_5f_Preso_5f_Template_5f_16x9-outline3">
      <style:paragraph-properties fo:margin-top="0cm" fo:margin-bottom="0.2cm"/>
      <style:text-properties fo:font-size="20pt" style:font-size-asian="20pt" style:font-size-complex="20pt"/>
    </style:style>
    <style:style style:name="RH_5f_Summit_5f_Preso_5f_Template_5f_16x9-outline5" style:display-name="RH_Summit_Preso_Template_16x9-outline5" style:family="presentation" style:parent-style-name="RH_5f_Summit_5f_Preso_5f_Template_5f_16x9-outline4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outline6" style:display-name="RH_Summit_Preso_Template_16x9-outline6" style:family="presentation" style:parent-style-name="RH_5f_Summit_5f_Preso_5f_Template_5f_16x9-outline5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outline7" style:display-name="RH_Summit_Preso_Template_16x9-outline7" style:family="presentation" style:parent-style-name="RH_5f_Summit_5f_Preso_5f_Template_5f_16x9-outline6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outline8" style:display-name="RH_Summit_Preso_Template_16x9-outline8" style:family="presentation" style:parent-style-name="RH_5f_Summit_5f_Preso_5f_Template_5f_16x9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outline9" style:display-name="RH_Summit_Preso_Template_16x9-outline9" style:family="presentation" style:parent-style-name="RH_5f_Summit_5f_Preso_5f_Template_5f_16x9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-subtitle" style:display-name="RH_Summit_Preso_Template_16x9-subtitle" style:family="presentation">
      <style:graphic-properties draw:stroke="none" draw:fill="none" draw:textarea-vertical-align="middle">
        <text:list-style style:name="RH_5f_Summit_5f_Preso_5f_Template_5f_16x9-subtitle" style:display-name="RH_Summit_Preso_Template_16x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-title" style:display-name="RH_Summit_Preso_Template_16x9-title" style:family="presentation">
      <style:graphic-properties draw:stroke="none" draw:fill="none" draw:textarea-vertical-align="middle">
        <text:list-style style:name="RH_5f_Summit_5f_Preso_5f_Template_5f_16x9-title" style:display-name="RH_Summit_Preso_Template_16x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1-background" style:display-name="RH_Summit_Preso_Template_16x91-background" style:family="presentation">
      <style:graphic-properties draw:stroke="none" draw:fill="none"/>
      <style:text-properties style:letter-kerning="true"/>
    </style:style>
    <style:style style:name="RH_5f_Summit_5f_Preso_5f_Template_5f_16x91-backgroundobjects" style:display-name="RH_Summit_Preso_Template_16x9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1-notes" style:display-name="RH_Summit_Preso_Template_16x9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1-outline1" style:display-name="RH_Summit_Preso_Template_16x91-outline1" style:family="presentation">
      <style:graphic-properties draw:stroke="none" draw:fill="none">
        <text:list-style style:name="RH_5f_Summit_5f_Preso_5f_Template_5f_16x91-outline1" style:display-name="RH_Summit_Preso_Template_16x9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1-outline2" style:display-name="RH_Summit_Preso_Template_16x91-outline2" style:family="presentation" style:parent-style-name="RH_5f_Summit_5f_Preso_5f_Template_5f_16x91-outline1">
      <style:paragraph-properties fo:margin-top="0cm" fo:margin-bottom="0.4cm"/>
      <style:text-properties fo:font-size="28pt" style:font-size-asian="28pt" style:font-size-complex="28pt"/>
    </style:style>
    <style:style style:name="RH_5f_Summit_5f_Preso_5f_Template_5f_16x91-outline3" style:display-name="RH_Summit_Preso_Template_16x91-outline3" style:family="presentation" style:parent-style-name="RH_5f_Summit_5f_Preso_5f_Template_5f_16x91-outline2">
      <style:paragraph-properties fo:margin-top="0cm" fo:margin-bottom="0.3cm"/>
      <style:text-properties fo:font-size="24pt" style:font-size-asian="24pt" style:font-size-complex="24pt"/>
    </style:style>
    <style:style style:name="RH_5f_Summit_5f_Preso_5f_Template_5f_16x91-outline4" style:display-name="RH_Summit_Preso_Template_16x91-outline4" style:family="presentation" style:parent-style-name="RH_5f_Summit_5f_Preso_5f_Template_5f_16x91-outline3">
      <style:paragraph-properties fo:margin-top="0cm" fo:margin-bottom="0.2cm"/>
      <style:text-properties fo:font-size="20pt" style:font-size-asian="20pt" style:font-size-complex="20pt"/>
    </style:style>
    <style:style style:name="RH_5f_Summit_5f_Preso_5f_Template_5f_16x91-outline5" style:display-name="RH_Summit_Preso_Template_16x91-outline5" style:family="presentation" style:parent-style-name="RH_5f_Summit_5f_Preso_5f_Template_5f_16x91-outline4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outline6" style:display-name="RH_Summit_Preso_Template_16x91-outline6" style:family="presentation" style:parent-style-name="RH_5f_Summit_5f_Preso_5f_Template_5f_16x91-outline5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outline7" style:display-name="RH_Summit_Preso_Template_16x91-outline7" style:family="presentation" style:parent-style-name="RH_5f_Summit_5f_Preso_5f_Template_5f_16x91-outline6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outline8" style:display-name="RH_Summit_Preso_Template_16x91-outline8" style:family="presentation" style:parent-style-name="RH_5f_Summit_5f_Preso_5f_Template_5f_16x91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outline9" style:display-name="RH_Summit_Preso_Template_16x91-outline9" style:family="presentation" style:parent-style-name="RH_5f_Summit_5f_Preso_5f_Template_5f_16x91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1-subtitle" style:display-name="RH_Summit_Preso_Template_16x91-subtitle" style:family="presentation">
      <style:graphic-properties draw:stroke="none" draw:fill="none" draw:textarea-vertical-align="middle">
        <text:list-style style:name="RH_5f_Summit_5f_Preso_5f_Template_5f_16x91-subtitle" style:display-name="RH_Summit_Preso_Template_16x9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1-title" style:display-name="RH_Summit_Preso_Template_16x91-title" style:family="presentation">
      <style:graphic-properties draw:stroke="none" draw:fill="none" draw:textarea-vertical-align="middle">
        <text:list-style style:name="RH_5f_Summit_5f_Preso_5f_Template_5f_16x91-title" style:display-name="RH_Summit_Preso_Template_16x9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2-background" style:display-name="RH_Summit_Preso_Template_16x92-background" style:family="presentation">
      <style:graphic-properties draw:stroke="none" draw:fill="none"/>
      <style:text-properties style:letter-kerning="true"/>
    </style:style>
    <style:style style:name="RH_5f_Summit_5f_Preso_5f_Template_5f_16x92-backgroundobjects" style:display-name="RH_Summit_Preso_Template_16x9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2-notes" style:display-name="RH_Summit_Preso_Template_16x9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2-outline1" style:display-name="RH_Summit_Preso_Template_16x92-outline1" style:family="presentation">
      <style:graphic-properties draw:stroke="none" draw:fill="none">
        <text:list-style style:name="RH_5f_Summit_5f_Preso_5f_Template_5f_16x92-outline1" style:display-name="RH_Summit_Preso_Template_16x9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2-outline2" style:display-name="RH_Summit_Preso_Template_16x92-outline2" style:family="presentation" style:parent-style-name="RH_5f_Summit_5f_Preso_5f_Template_5f_16x92-outline1">
      <style:paragraph-properties fo:margin-top="0cm" fo:margin-bottom="0.4cm"/>
      <style:text-properties fo:font-size="28pt" style:font-size-asian="28pt" style:font-size-complex="28pt"/>
    </style:style>
    <style:style style:name="RH_5f_Summit_5f_Preso_5f_Template_5f_16x92-outline3" style:display-name="RH_Summit_Preso_Template_16x92-outline3" style:family="presentation" style:parent-style-name="RH_5f_Summit_5f_Preso_5f_Template_5f_16x92-outline2">
      <style:paragraph-properties fo:margin-top="0cm" fo:margin-bottom="0.3cm"/>
      <style:text-properties fo:font-size="24pt" style:font-size-asian="24pt" style:font-size-complex="24pt"/>
    </style:style>
    <style:style style:name="RH_5f_Summit_5f_Preso_5f_Template_5f_16x92-outline4" style:display-name="RH_Summit_Preso_Template_16x92-outline4" style:family="presentation" style:parent-style-name="RH_5f_Summit_5f_Preso_5f_Template_5f_16x92-outline3">
      <style:paragraph-properties fo:margin-top="0cm" fo:margin-bottom="0.2cm"/>
      <style:text-properties fo:font-size="20pt" style:font-size-asian="20pt" style:font-size-complex="20pt"/>
    </style:style>
    <style:style style:name="RH_5f_Summit_5f_Preso_5f_Template_5f_16x92-outline5" style:display-name="RH_Summit_Preso_Template_16x92-outline5" style:family="presentation" style:parent-style-name="RH_5f_Summit_5f_Preso_5f_Template_5f_16x92-outline4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outline6" style:display-name="RH_Summit_Preso_Template_16x92-outline6" style:family="presentation" style:parent-style-name="RH_5f_Summit_5f_Preso_5f_Template_5f_16x92-outline5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outline7" style:display-name="RH_Summit_Preso_Template_16x92-outline7" style:family="presentation" style:parent-style-name="RH_5f_Summit_5f_Preso_5f_Template_5f_16x92-outline6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outline8" style:display-name="RH_Summit_Preso_Template_16x92-outline8" style:family="presentation" style:parent-style-name="RH_5f_Summit_5f_Preso_5f_Template_5f_16x92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outline9" style:display-name="RH_Summit_Preso_Template_16x92-outline9" style:family="presentation" style:parent-style-name="RH_5f_Summit_5f_Preso_5f_Template_5f_16x92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2-subtitle" style:display-name="RH_Summit_Preso_Template_16x92-subtitle" style:family="presentation">
      <style:graphic-properties draw:stroke="none" draw:fill="none" draw:textarea-vertical-align="middle">
        <text:list-style style:name="RH_5f_Summit_5f_Preso_5f_Template_5f_16x92-subtitle" style:display-name="RH_Summit_Preso_Template_16x9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2-title" style:display-name="RH_Summit_Preso_Template_16x92-title" style:family="presentation">
      <style:graphic-properties draw:stroke="none" draw:fill="none" draw:textarea-vertical-align="middle">
        <text:list-style style:name="RH_5f_Summit_5f_Preso_5f_Template_5f_16x92-title" style:display-name="RH_Summit_Preso_Template_16x9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3-background" style:display-name="RH_Summit_Preso_Template_16x93-background" style:family="presentation">
      <style:graphic-properties draw:stroke="none" draw:fill="none"/>
      <style:text-properties style:letter-kerning="true"/>
    </style:style>
    <style:style style:name="RH_5f_Summit_5f_Preso_5f_Template_5f_16x93-backgroundobjects" style:display-name="RH_Summit_Preso_Template_16x9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3-notes" style:display-name="RH_Summit_Preso_Template_16x9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3-outline1" style:display-name="RH_Summit_Preso_Template_16x93-outline1" style:family="presentation">
      <style:graphic-properties draw:stroke="none" draw:fill="none">
        <text:list-style style:name="RH_5f_Summit_5f_Preso_5f_Template_5f_16x93-outline1" style:display-name="RH_Summit_Preso_Template_16x9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3-outline2" style:display-name="RH_Summit_Preso_Template_16x93-outline2" style:family="presentation" style:parent-style-name="RH_5f_Summit_5f_Preso_5f_Template_5f_16x93-outline1">
      <style:paragraph-properties fo:margin-top="0cm" fo:margin-bottom="0.4cm"/>
      <style:text-properties fo:font-size="28pt" style:font-size-asian="28pt" style:font-size-complex="28pt"/>
    </style:style>
    <style:style style:name="RH_5f_Summit_5f_Preso_5f_Template_5f_16x93-outline3" style:display-name="RH_Summit_Preso_Template_16x93-outline3" style:family="presentation" style:parent-style-name="RH_5f_Summit_5f_Preso_5f_Template_5f_16x93-outline2">
      <style:paragraph-properties fo:margin-top="0cm" fo:margin-bottom="0.3cm"/>
      <style:text-properties fo:font-size="24pt" style:font-size-asian="24pt" style:font-size-complex="24pt"/>
    </style:style>
    <style:style style:name="RH_5f_Summit_5f_Preso_5f_Template_5f_16x93-outline4" style:display-name="RH_Summit_Preso_Template_16x93-outline4" style:family="presentation" style:parent-style-name="RH_5f_Summit_5f_Preso_5f_Template_5f_16x93-outline3">
      <style:paragraph-properties fo:margin-top="0cm" fo:margin-bottom="0.2cm"/>
      <style:text-properties fo:font-size="20pt" style:font-size-asian="20pt" style:font-size-complex="20pt"/>
    </style:style>
    <style:style style:name="RH_5f_Summit_5f_Preso_5f_Template_5f_16x93-outline5" style:display-name="RH_Summit_Preso_Template_16x93-outline5" style:family="presentation" style:parent-style-name="RH_5f_Summit_5f_Preso_5f_Template_5f_16x93-outline4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outline6" style:display-name="RH_Summit_Preso_Template_16x93-outline6" style:family="presentation" style:parent-style-name="RH_5f_Summit_5f_Preso_5f_Template_5f_16x93-outline5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outline7" style:display-name="RH_Summit_Preso_Template_16x93-outline7" style:family="presentation" style:parent-style-name="RH_5f_Summit_5f_Preso_5f_Template_5f_16x93-outline6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outline8" style:display-name="RH_Summit_Preso_Template_16x93-outline8" style:family="presentation" style:parent-style-name="RH_5f_Summit_5f_Preso_5f_Template_5f_16x93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outline9" style:display-name="RH_Summit_Preso_Template_16x93-outline9" style:family="presentation" style:parent-style-name="RH_5f_Summit_5f_Preso_5f_Template_5f_16x93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3-subtitle" style:display-name="RH_Summit_Preso_Template_16x93-subtitle" style:family="presentation">
      <style:graphic-properties draw:stroke="none" draw:fill="none" draw:textarea-vertical-align="middle">
        <text:list-style style:name="RH_5f_Summit_5f_Preso_5f_Template_5f_16x93-subtitle" style:display-name="RH_Summit_Preso_Template_16x9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3-title" style:display-name="RH_Summit_Preso_Template_16x93-title" style:family="presentation">
      <style:graphic-properties draw:stroke="none" draw:fill="none" draw:textarea-vertical-align="middle">
        <text:list-style style:name="RH_5f_Summit_5f_Preso_5f_Template_5f_16x93-title" style:display-name="RH_Summit_Preso_Template_16x9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4-background" style:display-name="RH_Summit_Preso_Template_16x94-background" style:family="presentation">
      <style:graphic-properties draw:stroke="none" draw:fill="none"/>
      <style:text-properties style:letter-kerning="true"/>
    </style:style>
    <style:style style:name="RH_5f_Summit_5f_Preso_5f_Template_5f_16x94-backgroundobjects" style:display-name="RH_Summit_Preso_Template_16x9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4-notes" style:display-name="RH_Summit_Preso_Template_16x9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4-outline1" style:display-name="RH_Summit_Preso_Template_16x94-outline1" style:family="presentation">
      <style:graphic-properties draw:stroke="none" draw:fill="none">
        <text:list-style style:name="RH_5f_Summit_5f_Preso_5f_Template_5f_16x94-outline1" style:display-name="RH_Summit_Preso_Template_16x9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4-outline2" style:display-name="RH_Summit_Preso_Template_16x94-outline2" style:family="presentation" style:parent-style-name="RH_5f_Summit_5f_Preso_5f_Template_5f_16x94-outline1">
      <style:paragraph-properties fo:margin-top="0cm" fo:margin-bottom="0.4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3" style:display-name="RH_Summit_Preso_Template_16x94-outline3" style:family="presentation" style:parent-style-name="RH_5f_Summit_5f_Preso_5f_Template_5f_16x94-outline2">
      <style:paragraph-properties fo:margin-top="0cm" fo:margin-bottom="0.3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4" style:display-name="RH_Summit_Preso_Template_16x94-outline4" style:family="presentation" style:parent-style-name="RH_5f_Summit_5f_Preso_5f_Template_5f_16x94-outline3">
      <style:paragraph-properties fo:margin-top="0cm" fo:margin-bottom="0.2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5" style:display-name="RH_Summit_Preso_Template_16x94-outline5" style:family="presentation" style:parent-style-name="RH_5f_Summit_5f_Preso_5f_Template_5f_16x94-outline4">
      <style:paragraph-properties fo:margin-top="0cm" fo:margin-bottom="0.1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6" style:display-name="RH_Summit_Preso_Template_16x94-outline6" style:family="presentation" style:parent-style-name="RH_5f_Summit_5f_Preso_5f_Template_5f_16x94-outline5">
      <style:paragraph-properties fo:margin-top="0cm" fo:margin-bottom="0.1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7" style:display-name="RH_Summit_Preso_Template_16x94-outline7" style:family="presentation" style:parent-style-name="RH_5f_Summit_5f_Preso_5f_Template_5f_16x94-outline6">
      <style:paragraph-properties fo:margin-top="0cm" fo:margin-bottom="0.1cm"/>
      <style:text-properties style:font-name="Liberation Sans1" fo:font-family="'Liberation Sans'" style:font-family-generic="swiss" style:font-pitch="variable" fo:font-size="44pt" style:font-size-asian="44pt" style:font-size-complex="44pt"/>
    </style:style>
    <style:style style:name="RH_5f_Summit_5f_Preso_5f_Template_5f_16x94-outline8" style:display-name="RH_Summit_Preso_Template_16x94-outline8" style:family="presentation" style:parent-style-name="RH_5f_Summit_5f_Preso_5f_Template_5f_16x94-outline7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4-outline9" style:display-name="RH_Summit_Preso_Template_16x94-outline9" style:family="presentation" style:parent-style-name="RH_5f_Summit_5f_Preso_5f_Template_5f_16x94-outline8">
      <style:paragraph-properties fo:margin-top="0cm" fo:margin-bottom="0.1cm"/>
      <style:text-properties fo:font-size="20pt" style:font-size-asian="20pt" style:font-size-complex="20pt"/>
    </style:style>
    <style:style style:name="RH_5f_Summit_5f_Preso_5f_Template_5f_16x94-subtitle" style:display-name="RH_Summit_Preso_Template_16x94-subtitle" style:family="presentation">
      <style:graphic-properties draw:stroke="none" draw:fill="none" draw:textarea-vertical-align="middle">
        <text:list-style style:name="RH_5f_Summit_5f_Preso_5f_Template_5f_16x94-subtitle" style:display-name="RH_Summit_Preso_Template_16x9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4-title" style:display-name="RH_Summit_Preso_Template_16x94-title" style:family="presentation">
      <style:graphic-properties draw:stroke="none" draw:fill="none" draw:textarea-vertical-align="middle">
        <text:list-style style:name="RH_5f_Summit_5f_Preso_5f_Template_5f_16x94-title" style:display-name="RH_Summit_Preso_Template_16x9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0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60pt" style:font-style-asian="normal" style:font-weight-asian="bold" style:font-name-complex="Arial Unicode MS" style:font-family-complex="'Arial Unicode MS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RH_5f_Summit_5f_Preso_5f_Template_5f_16x95-background" style:display-name="RH_Summit_Preso_Template_16x95-background" style:family="presentation">
      <style:graphic-properties draw:stroke="none" draw:fill="none"/>
      <style:text-properties style:letter-kerning="true"/>
    </style:style>
    <style:style style:name="RH_5f_Summit_5f_Preso_5f_Template_5f_16x95-backgroundobjects" style:display-name="RH_Summit_Preso_Template_16x9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H_5f_Summit_5f_Preso_5f_Template_5f_16x95-notes" style:display-name="RH_Summit_Preso_Template_16x9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5-outline1" style:display-name="RH_Summit_Preso_Template_16x95-outline1" style:family="presentation">
      <style:graphic-properties draw:stroke="none" draw:fill="none">
        <text:list-style style:name="RH_5f_Summit_5f_Preso_5f_Template_5f_16x95-outline1" style:display-name="RH_Summit_Preso_Template_16x9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0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5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5-outline2" style:display-name="RH_Summit_Preso_Template_16x95-outline2" style:family="presentation" style:parent-style-name="RH_5f_Summit_5f_Preso_5f_Template_5f_16x95-outline1">
      <style:paragraph-properties fo:margin-left="0cm" fo:margin-right="0cm" fo:margin-top="0cm" fo:margin-bottom="0.725cm" fo:text-indent="0cm"/>
      <style:text-properties fo:font-size="50.7999992370606pt" style:font-size-asian="28pt" style:font-size-complex="28pt"/>
    </style:style>
    <style:style style:name="RH_5f_Summit_5f_Preso_5f_Template_5f_16x95-outline3" style:display-name="RH_Summit_Preso_Template_16x95-outline3" style:family="presentation" style:parent-style-name="RH_5f_Summit_5f_Preso_5f_Template_5f_16x95-outline2">
      <style:paragraph-properties fo:margin-left="0cm" fo:margin-right="0cm" fo:margin-top="0cm" fo:margin-bottom="0.543cm" fo:text-indent="0cm"/>
      <style:text-properties fo:font-size="43.5pt" style:font-size-asian="24pt" style:font-size-complex="24pt"/>
    </style:style>
    <style:style style:name="RH_5f_Summit_5f_Preso_5f_Template_5f_16x95-outline4" style:display-name="RH_Summit_Preso_Template_16x95-outline4" style:family="presentation" style:parent-style-name="RH_5f_Summit_5f_Preso_5f_Template_5f_16x95-outline3">
      <style:paragraph-properties fo:margin-left="0cm" fo:margin-right="0cm" fo:margin-top="0cm" fo:margin-bottom="0.362cm" fo:text-indent="0cm"/>
      <style:text-properties fo:font-size="36.2999992370605pt" style:font-size-asian="20pt" style:font-size-complex="20pt"/>
    </style:style>
    <style:style style:name="RH_5f_Summit_5f_Preso_5f_Template_5f_16x95-outline5" style:display-name="RH_Summit_Preso_Template_16x95-outline5" style:family="presentation" style:parent-style-name="RH_5f_Summit_5f_Preso_5f_Template_5f_16x95-outline4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outline6" style:display-name="RH_Summit_Preso_Template_16x95-outline6" style:family="presentation" style:parent-style-name="RH_5f_Summit_5f_Preso_5f_Template_5f_16x95-outline5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outline7" style:display-name="RH_Summit_Preso_Template_16x95-outline7" style:family="presentation" style:parent-style-name="RH_5f_Summit_5f_Preso_5f_Template_5f_16x95-outline6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outline8" style:display-name="RH_Summit_Preso_Template_16x95-outline8" style:family="presentation" style:parent-style-name="RH_5f_Summit_5f_Preso_5f_Template_5f_16x95-outline7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outline9" style:display-name="RH_Summit_Preso_Template_16x95-outline9" style:family="presentation" style:parent-style-name="RH_5f_Summit_5f_Preso_5f_Template_5f_16x95-outline8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RH_5f_Summit_5f_Preso_5f_Template_5f_16x95-subtitle" style:display-name="RH_Summit_Preso_Template_16x95-subtitle" style:family="presentation">
      <style:graphic-properties draw:stroke="none" draw:fill="none" draw:textarea-vertical-align="middle">
        <text:list-style style:name="RH_5f_Summit_5f_Preso_5f_Template_5f_16x95-subtitle" style:display-name="RH_Summit_Preso_Template_16x9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H_5f_Summit_5f_Preso_5f_Template_5f_16x95-title" style:display-name="RH_Summit_Preso_Template_16x95-title" style:family="presentation">
      <style:graphic-properties draw:stroke="none" draw:fill="none" draw:textarea-vertical-align="middle">
        <text:list-style style:name="RH_5f_Summit_5f_Preso_5f_Template_5f_16x95-title" style:display-name="RH_Summit_Preso_Template_16x9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79.800003051757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H_5f_Summit_5f_Preso_5f_Template_5f_16x9-backgroundobjects">
      <style:graphic-properties draw:stroke="none" draw:fill="none" draw:fill-color="#ffffff" draw:auto-grow-height="false" fo:min-height="2.628cm"/>
    </style:style>
    <style:style style:name="Mpr2" style:family="presentation" style:parent-style-name="RH_5f_Summit_5f_Preso_5f_Template_5f_16x9-backgroundobjects">
      <style:graphic-properties draw:stroke="none" draw:fill="none" draw:fill-color="#ffffff" draw:auto-grow-height="false" fo:min-height="1.397cm"/>
    </style:style>
    <style:style style:name="Mpr3" style:family="presentation" style:parent-style-name="RH_5f_Summit_5f_Preso_5f_Template_5f_16x9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H_5f_Summit_5f_Preso_5f_Template_5f_16x91-backgroundobjects">
      <style:graphic-properties draw:stroke="none" draw:fill="none" draw:fill-color="#ffffff" draw:auto-grow-height="false" fo:min-height="2.628cm"/>
    </style:style>
    <style:style style:name="Mpr5" style:family="presentation" style:parent-style-name="RH_5f_Summit_5f_Preso_5f_Template_5f_16x91-backgroundobjects">
      <style:graphic-properties draw:stroke="none" draw:fill="none" draw:fill-color="#ffffff" draw:auto-grow-height="false" fo:min-height="1.397cm"/>
    </style:style>
    <style:style style:name="Mpr6" style:family="presentation" style:parent-style-name="RH_5f_Summit_5f_Preso_5f_Template_5f_16x9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RH_5f_Summit_5f_Preso_5f_Template_5f_16x92-backgroundobjects">
      <style:graphic-properties draw:stroke="none" draw:fill="none" draw:fill-color="#ffffff" draw:auto-grow-height="false" fo:min-height="2.628cm"/>
    </style:style>
    <style:style style:name="Mpr8" style:family="presentation" style:parent-style-name="RH_5f_Summit_5f_Preso_5f_Template_5f_16x92-backgroundobjects">
      <style:graphic-properties draw:stroke="none" draw:fill="none" draw:fill-color="#ffffff" draw:auto-grow-height="false" fo:min-height="1.397cm"/>
    </style:style>
    <style:style style:name="Mpr9" style:family="presentation" style:parent-style-name="RH_5f_Summit_5f_Preso_5f_Template_5f_16x9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RH_5f_Summit_5f_Preso_5f_Template_5f_16x93-backgroundobjects">
      <style:graphic-properties draw:stroke="none" draw:fill="none" draw:fill-color="#ffffff" draw:auto-grow-height="false" fo:min-height="2.628cm"/>
    </style:style>
    <style:style style:name="Mpr11" style:family="presentation" style:parent-style-name="RH_5f_Summit_5f_Preso_5f_Template_5f_16x9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RH_5f_Summit_5f_Preso_5f_Template_5f_16x9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RH_5f_Summit_5f_Preso_5f_Template_5f_16x94-backgroundobjects">
      <style:graphic-properties draw:stroke="none" draw:fill="none" draw:fill-color="#ffffff" draw:auto-grow-height="false" fo:min-height="2.628cm"/>
    </style:style>
    <style:style style:name="Mpr14" style:family="presentation" style:parent-style-name="RH_5f_Summit_5f_Preso_5f_Template_5f_16x9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RH_5f_Summit_5f_Preso_5f_Template_5f_16x9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RH_5f_Summit_5f_Preso_5f_Template_5f_16x95-backgroundobjects">
      <style:graphic-properties draw:stroke="none" draw:fill="none" draw:fill-color="#ffffff" draw:auto-grow-height="false" fo:min-height="2.628cm"/>
    </style:style>
    <style:style style:name="Mpr17" style:family="presentation" style:parent-style-name="RH_5f_Summit_5f_Preso_5f_Template_5f_16x9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RH_5f_Summit_5f_Preso_5f_Template_5f_16x9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6cm" svg:x="1cm" svg:y="3.307cm"/>
      <draw:page-thumbnail draw:layer="backgroundobjects" svg:width="9.294cm" svg:height="5.226cm" svg:x="1cm" svg:y="11.355cm"/>
      <draw:page-thumbnail draw:layer="backgroundobjects" svg:width="9.294cm" svg:height="5.226cm" svg:x="1cm" svg:y="19.403cm"/>
      <draw:page-thumbnail draw:layer="backgroundobjects" svg:width="9.294cm" svg:height="5.226cm" svg:x="11.295cm" svg:y="3.307cm"/>
      <draw:page-thumbnail draw:layer="backgroundobjects" svg:width="9.294cm" svg:height="5.226cm" svg:x="11.295cm" svg:y="11.355cm"/>
      <draw:page-thumbnail draw:layer="backgroundobjects" svg:width="9.294cm" svg:height="5.226cm" svg:x="11.295cm" svg:y="19.403cm"/>
    </style:handout-master>
    <style:master-page style:name="RH_5f_Summit_5f_Preso_5f_Template_5f_16x9" style:display-name="RH_Summit_Preso_Template_16x9" style:page-layout-name="PM1" draw:style-name="Mdp1">
      <office:forms form:automatic-focus="false" form:apply-design-mode="false"/>
      <draw:frame presentation:style-name="RH_5f_Summit_5f_Preso_5f_Template_5f_16x9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-outline1" draw:layer="backgroundobjects" svg:width="60.966cm" svg:height="22.098cm" svg:x="3.387cm" svg:y="8.915cm" presentation:class="outline" presentation:placeholder="true">
        <draw:text-box/>
      </draw:frame>
      <draw:frame presentation:style-name="Mpr1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67.793cm" svg:height="38.125cm" svg:x="0cm" svg:y="0cm">
        <draw:image xlink:href="Pictures/100002010000113B000009B1A8313824C98A789B.png" xlink:type="simple" xlink:show="embed" xlink:actuate="onLoad">
          <text:p/>
        </draw:image>
      </draw:frame>
      <draw:frame draw:style-name="Mgr4" draw:text-style-name="MP7" draw:layer="backgroundobjects" svg:width="67.767cm" svg:height="38.125cm" svg:x="0cm" svg:y="0cm">
        <draw:image xlink:href="Pictures/10000000000007D0000004656E44C37B38C9CBF4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RH_5f_Summit_5f_Preso_5f_Template_5f_16x9-title" draw:layer="backgroundobjects" svg:width="18.627cm" svg:height="10.476cm" svg:x="1.481cm" svg:y="2.123cm" presentation:class="page"/>
        <draw:frame presentation:style-name="RH_5f_Summit_5f_Preso_5f_Template_5f_16x9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1" style:display-name="RH_Summit_Preso_Template_16x91" style:page-layout-name="PM1" draw:style-name="Mdp1">
      <office:forms form:automatic-focus="false" form:apply-design-mode="false"/>
      <draw:frame presentation:style-name="RH_5f_Summit_5f_Preso_5f_Template_5f_16x91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1-outline1" draw:layer="backgroundobjects" svg:width="60.966cm" svg:height="22.098cm" svg:x="3.387cm" svg:y="8.915cm" presentation:class="outline" presentation:placeholder="true">
        <draw:text-box/>
      </draw:frame>
      <draw:frame presentation:style-name="Mpr4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66006606CB2C2A3E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RH_5f_Summit_5f_Preso_5f_Template_5f_16x91-title" draw:layer="backgroundobjects" svg:width="18.627cm" svg:height="10.476cm" svg:x="1.481cm" svg:y="2.123cm" presentation:class="page"/>
        <draw:frame presentation:style-name="RH_5f_Summit_5f_Preso_5f_Template_5f_16x9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2" style:display-name="RH_Summit_Preso_Template_16x92" style:page-layout-name="PM1" draw:style-name="Mdp1">
      <office:forms form:automatic-focus="false" form:apply-design-mode="false"/>
      <draw:frame presentation:style-name="RH_5f_Summit_5f_Preso_5f_Template_5f_16x92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2-outline1" draw:layer="backgroundobjects" svg:width="60.966cm" svg:height="22.098cm" svg:x="3.387cm" svg:y="8.915cm" presentation:class="outline" presentation:placeholder="true">
        <draw:text-box/>
      </draw:frame>
      <draw:frame presentation:style-name="Mpr7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927A9559FFD1E955.png" xlink:type="simple" xlink:show="embed" xlink:actuate="onLoad">
          <text:p/>
        </draw:image>
      </draw:frame>
      <presentation:notes style:page-layout-name="PM0">
        <draw:page-thumbnail presentation:style-name="RH_5f_Summit_5f_Preso_5f_Template_5f_16x92-title" draw:layer="backgroundobjects" svg:width="18.627cm" svg:height="10.476cm" svg:x="1.481cm" svg:y="2.123cm" presentation:class="page"/>
        <draw:frame presentation:style-name="RH_5f_Summit_5f_Preso_5f_Template_5f_16x9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3" style:display-name="RH_Summit_Preso_Template_16x93" style:page-layout-name="PM1" draw:style-name="Mdp1">
      <office:forms form:automatic-focus="false" form:apply-design-mode="false"/>
      <draw:frame presentation:style-name="RH_5f_Summit_5f_Preso_5f_Template_5f_16x93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3-outline1" draw:layer="backgroundobjects" svg:width="60.966cm" svg:height="22.098cm" svg:x="3.387cm" svg:y="8.915cm" presentation:class="outline" presentation:placeholder="true">
        <draw:text-box/>
      </draw:frame>
      <draw:frame presentation:style-name="Mpr10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30229A191267E689.png" xlink:type="simple" xlink:show="embed" xlink:actuate="onLoad">
          <text:p/>
        </draw:image>
      </draw:frame>
      <presentation:notes style:page-layout-name="PM0">
        <draw:page-thumbnail presentation:style-name="RH_5f_Summit_5f_Preso_5f_Template_5f_16x93-title" draw:layer="backgroundobjects" svg:width="0.001cm" svg:height="0.001cm" svg:x="0cm" svg:y="2.123cm" presentation:class="page"/>
        <draw:frame presentation:style-name="RH_5f_Summit_5f_Preso_5f_Template_5f_16x9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4" style:display-name="RH_Summit_Preso_Template_16x94" style:page-layout-name="PM1" draw:style-name="Mdp1">
      <office:forms form:automatic-focus="false" form:apply-design-mode="false"/>
      <draw:frame presentation:style-name="RH_5f_Summit_5f_Preso_5f_Template_5f_16x94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4-outline1" draw:layer="backgroundobjects" svg:width="60.966cm" svg:height="22.098cm" svg:x="3.387cm" svg:y="8.915cm" presentation:class="outline" presentation:placeholder="true">
        <draw:text-box/>
      </draw:frame>
      <draw:frame presentation:style-name="Mpr13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8BB884B0E78A5F5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RH_5f_Summit_5f_Preso_5f_Template_5f_16x94-title" draw:layer="backgroundobjects" svg:width="0.001cm" svg:height="0.001cm" svg:x="0cm" svg:y="2.123cm" presentation:class="page"/>
        <draw:frame presentation:style-name="RH_5f_Summit_5f_Preso_5f_Template_5f_16x9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Summit_5f_Preso_5f_Template_5f_16x95" style:display-name="RH_Summit_Preso_Template_16x95" style:page-layout-name="PM1" draw:style-name="Mdp1">
      <office:forms form:automatic-focus="false" form:apply-design-mode="false"/>
      <draw:frame presentation:style-name="RH_5f_Summit_5f_Preso_5f_Template_5f_16x95-title" draw:layer="backgroundobjects" svg:width="60.966cm" svg:height="6.361cm" svg:x="3.387cm" svg:y="1.52cm" presentation:class="title" presentation:placeholder="true">
        <draw:text-box/>
      </draw:frame>
      <draw:frame presentation:style-name="RH_5f_Summit_5f_Preso_5f_Template_5f_16x95-outline1" draw:layer="backgroundobjects" svg:width="60.966cm" svg:height="22.098cm" svg:x="3.387cm" svg:y="8.915cm" presentation:class="outline" presentation:placeholder="true">
        <draw:text-box/>
      </draw:frame>
      <draw:frame presentation:style-name="Mpr16" draw:text-style-name="MP2" draw:layer="backgroundobjects" svg:width="15.782cm" svg:height="2.627cm" svg:x="3.387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21.473cm" svg:height="2.627cm" svg:x="23.167cm" svg:y="34.709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15.782cm" svg:height="2.627cm" svg:x="48.571cm" svg:y="34.70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67.767cm" svg:height="38.125cm" svg:x="0cm" svg:y="0cm">
        <draw:image xlink:href="Pictures/10000000000007D00000046586B86A79D9AED8E2.png" xlink:type="simple" xlink:show="embed" xlink:actuate="onLoad">
          <text:p/>
        </draw:image>
      </draw:frame>
      <presentation:notes style:page-layout-name="PM0">
        <draw:page-thumbnail presentation:style-name="RH_5f_Summit_5f_Preso_5f_Template_5f_16x95-title" draw:layer="backgroundobjects" svg:width="0.001cm" svg:height="0.001cm" svg:x="0cm" svg:y="2.123cm" presentation:class="page"/>
        <draw:frame presentation:style-name="RH_5f_Summit_5f_Preso_5f_Template_5f_16x9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0T12:32:47.727852197</meta:creation-date>
    <meta:editing-duration>PT14H56M44S</meta:editing-duration>
    <meta:editing-cycles>59</meta:editing-cycles>
    <meta:generator>LibreOffice/5.0.6.2$Linux_X86_64 LibreOffice_project/00$Build-2</meta:generator>
    <meta:initial-creator>Ted Ross</meta:initial-creator>
    <dc:date>2016-06-28T03:18:40.372839306</dc:date>
    <dc:creator>Ted Ross</dc:creator>
    <meta:document-statistic meta:object-count="413"/>
    <meta:template xlink:type="simple" xlink:actuate="onRequest" xlink:title="" xlink:href="../../../../.config/libreoffice/4/user/template/RH_Summit_Preso_Template_16x9.otp" meta:date="2015-12-21T13:11:45.726854000"/>
  </office:meta>
</office:document-meta>
</file>